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/>
      </style:paragraph-properties>
    </style:style>
    <style:style style:name="P2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style:text-underline-style="none" fo:font-weight="bold" officeooo:rsid="0039c3f3" officeooo:paragraph-rsid="0039c3f3" style:font-size-asian="12pt" style:font-weight-asian="bold" style:font-size-complex="12pt" style:font-weight-complex="bold"/>
    </style:style>
    <style:style style:name="P3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style:text-underline-style="none" fo:font-weight="normal" officeooo:rsid="00668234" officeooo:paragraph-rsid="005a570d" style:font-size-asian="12pt" style:font-weight-asian="normal" style:font-size-complex="12pt" style:font-weight-complex="normal"/>
    </style:style>
    <style:style style:name="P4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" fo:font-size="12pt" style:text-underline-style="none" officeooo:paragraph-rsid="00301d99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true" fo:line-height="100%"/>
      <style:text-properties style:font-name="Arial" fo:font-size="12pt" style:text-underline-style="none" officeooo:paragraph-rsid="006b250e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style:font-name="Arial" fo:font-size="12pt" style:text-underline-style="none" officeooo:rsid="009d3cb5" officeooo:paragraph-rsid="006b250e" style:font-size-asian="12pt" style:font-size-complex="12pt"/>
    </style:style>
    <style:style style:name="P7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style:font-size-asian="12pt" style:font-size-complex="12pt"/>
    </style:style>
    <style:style style:name="P8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paragraph-rsid="00208519" style:font-size-asian="12pt" style:font-size-complex="12pt"/>
    </style:style>
    <style:style style:name="P9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" fo:font-size="12pt" style:font-size-asian="12pt" style:font-size-complex="12pt"/>
    </style:style>
    <style:style style:name="P10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" fo:font-size="12pt" officeooo:paragraph-rsid="00301d99" style:font-size-asian="12pt" style:font-size-complex="12pt"/>
    </style:style>
    <style:style style:name="P11" style:family="paragraph" style:parent-style-name="Standard">
      <style:paragraph-properties fo:margin-left="0.2in" fo:margin-right="0in" fo:margin-top="0in" fo:margin-bottom="0in" style:contextual-spacing="true" fo:line-height="100%" fo:text-indent="0in" style:auto-text-indent="false"/>
      <style:text-properties style:font-name="Arial" fo:font-size="12pt" style:font-size-asian="12pt" style:font-size-complex="12pt"/>
    </style:style>
    <style:style style:name="P12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paragraph-rsid="006eb95f" style:font-size-asian="12pt" style:font-size-complex="12pt"/>
    </style:style>
    <style:style style:name="P13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343d80" officeooo:paragraph-rsid="00343d80" style:font-size-asian="12pt" style:font-size-complex="12pt"/>
    </style:style>
    <style:style style:name="P14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1fa001" officeooo:paragraph-rsid="001fa001" style:font-size-asian="12pt" style:font-size-complex="12pt"/>
    </style:style>
    <style:style style:name="P15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208519" officeooo:paragraph-rsid="0037e501" style:font-size-asian="12pt" style:font-size-complex="12pt"/>
    </style:style>
    <style:style style:name="P16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208519" officeooo:paragraph-rsid="00208519" style:font-size-asian="12pt" style:font-size-complex="12pt"/>
    </style:style>
    <style:style style:name="P17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208519" officeooo:paragraph-rsid="0039c0cc" style:font-size-asian="12pt" style:font-size-complex="12pt"/>
    </style:style>
    <style:style style:name="P18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208519" officeooo:paragraph-rsid="0039c3f3" style:font-size-asian="12pt" style:font-size-complex="12pt"/>
    </style:style>
    <style:style style:name="P19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208519" officeooo:paragraph-rsid="003e95a5" style:font-size-asian="12pt" style:font-size-complex="12pt"/>
    </style:style>
    <style:style style:name="P20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208519" officeooo:paragraph-rsid="005f0617" style:font-size-asian="12pt" style:font-size-complex="12pt"/>
    </style:style>
    <style:style style:name="P21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208519" officeooo:paragraph-rsid="0061397b" style:font-size-asian="12pt" style:font-size-complex="12pt"/>
    </style:style>
    <style:style style:name="P22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208519" officeooo:paragraph-rsid="006cc991" style:font-size-asian="12pt" style:font-size-complex="12pt"/>
    </style:style>
    <style:style style:name="P23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360734" officeooo:paragraph-rsid="00571591" style:font-size-asian="12pt" style:font-size-complex="12pt"/>
    </style:style>
    <style:style style:name="P24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360734" officeooo:paragraph-rsid="0054aeab" style:font-size-asian="12pt" style:font-size-complex="12pt"/>
    </style:style>
    <style:style style:name="P25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37e501" officeooo:paragraph-rsid="0037e501" style:font-size-asian="12pt" style:font-size-complex="12pt"/>
    </style:style>
    <style:style style:name="P26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39c0cc" officeooo:paragraph-rsid="0039c0cc" style:font-size-asian="12pt" style:font-size-complex="12pt"/>
    </style:style>
    <style:style style:name="P27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52a816" officeooo:paragraph-rsid="0052a816" style:font-size-asian="12pt" style:font-size-complex="12pt"/>
    </style:style>
    <style:style style:name="P28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668234" officeooo:paragraph-rsid="005a570d" style:font-size-asian="12pt" style:font-size-complex="12pt"/>
    </style:style>
    <style:style style:name="P29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2b3c67" officeooo:paragraph-rsid="005d7acd" style:font-size-asian="12pt" style:font-size-complex="12pt"/>
    </style:style>
    <style:style style:name="P30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952c0a" officeooo:paragraph-rsid="0065875f" style:font-size-asian="12pt" style:font-size-complex="12pt"/>
    </style:style>
    <style:style style:name="P31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a40ecd" officeooo:paragraph-rsid="006e2412" style:font-size-asian="12pt" style:font-size-complex="12pt"/>
    </style:style>
    <style:style style:name="P32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820ec2" officeooo:paragraph-rsid="0061397b" style:font-size-asian="12pt" style:font-size-complex="12pt"/>
    </style:style>
    <style:style style:name="P33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officeooo:rsid="00a58909" officeooo:paragraph-rsid="006eb95f" style:font-size-asian="12pt" style:font-size-complex="12pt"/>
    </style:style>
    <style:style style:name="P34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fo:font-style="italic" officeooo:rsid="0037e501" officeooo:paragraph-rsid="0037e501" style:font-size-asian="12pt" style:font-style-asian="italic" style:font-size-complex="12pt" style:font-style-complex="italic"/>
    </style:style>
    <style:style style:name="P35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fo:font-style="italic" officeooo:rsid="0039c3f3" officeooo:paragraph-rsid="0037e501" style:font-size-asian="12pt" style:font-style-asian="italic" style:font-size-complex="12pt" style:font-style-complex="italic"/>
    </style:style>
    <style:style style:name="P36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fo:font-style="italic" officeooo:rsid="003a612b" officeooo:paragraph-rsid="0039c3f3" style:font-size-asian="12pt" style:font-style-asian="italic" style:font-size-complex="12pt" style:font-style-complex="italic"/>
    </style:style>
    <style:style style:name="P37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fo:font-style="italic" style:text-underline-style="solid" style:text-underline-width="auto" style:text-underline-color="font-color" fo:font-weight="bold" officeooo:rsid="0039c3f3" officeooo:paragraph-rsid="0039c3f3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fo:font-style="normal" style:text-underline-style="solid" style:text-underline-width="auto" style:text-underline-color="font-color" fo:font-weight="bold" officeooo:rsid="0037e501" officeooo:paragraph-rsid="0037e501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fo:font-style="normal" style:text-underline-style="none" fo:font-weight="normal" officeooo:rsid="00208519" officeooo:paragraph-rsid="0039c3f3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fo:font-style="normal" officeooo:rsid="00820ec2" officeooo:paragraph-rsid="0061397b" style:font-size-asian="12pt" style:font-style-asian="normal" style:font-size-complex="12pt" style:font-style-complex="normal"/>
    </style:style>
    <style:style style:name="P41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" fo:font-size="12pt" fo:font-weight="normal" officeooo:rsid="001ad334" officeooo:paragraph-rsid="00598fa0" style:font-size-asian="12pt" style:font-weight-asian="normal" style:font-size-complex="12pt" style:font-weight-complex="normal"/>
    </style:style>
    <style:style style:name="P42" style:family="paragraph" style:parent-style-name="List_20_Paragraph">
      <style:paragraph-properties fo:margin-left="0.2in" fo:margin-right="0in" fo:margin-top="0in" fo:margin-bottom="0in" style:contextual-spacing="false" fo:line-height="100%" fo:text-indent="0in" style:auto-text-indent="false"/>
      <style:text-properties style:font-name="Arial" fo:font-size="12pt" fo:font-weight="normal" officeooo:rsid="001ad334" officeooo:paragraph-rsid="0046bd1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2in" fo:margin-right="0in" fo:margin-top="0in" fo:margin-bottom="0in" style:contextual-spacing="true" fo:line-height="100%" fo:text-align="justify" style:justify-single-word="false" fo:text-indent="0in" style:auto-text-indent="false"/>
      <style:text-properties style:font-name="Arial" fo:font-size="12pt" fo:font-weight="normal" officeooo:rsid="001ad334" officeooo:paragraph-rsid="002b3c6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2in" fo:margin-right="0in" fo:margin-top="0in" fo:margin-bottom="0in" style:contextual-spacing="true" fo:line-height="100%" fo:text-align="justify" style:justify-single-word="false" fo:text-indent="0in" style:auto-text-indent="false"/>
      <style:text-properties style:font-name="Arial" fo:font-size="12pt" fo:font-weight="normal" officeooo:rsid="001ad334" officeooo:paragraph-rsid="001ad334" style:font-size-asian="12pt" style:font-weight-asian="normal" style:font-size-complex="12pt" style:font-weight-complex="normal"/>
    </style:style>
    <style:style style:name="P45" style:family="paragraph" style:parent-style-name="List_20_Paragraph">
      <style:paragraph-properties fo:margin-left="0.2in" fo:margin-right="0in" fo:margin-top="0in" fo:margin-bottom="0in" style:contextual-spacing="false" fo:line-height="100%" fo:text-indent="0in" style:auto-text-indent="false"/>
      <style:text-properties style:font-name="Arial" fo:font-size="12pt" fo:font-weight="normal" officeooo:rsid="0043e15f" officeooo:paragraph-rsid="0046bd15" style:font-size-asian="12pt" style:font-weight-asian="normal" style:font-size-complex="12pt" style:font-weight-complex="normal"/>
    </style:style>
    <style:style style:name="P46" style:family="paragraph" style:parent-style-name="List_20_Paragraph">
      <style:paragraph-properties fo:margin-left="0.2in" fo:margin-right="0in" fo:margin-top="0in" fo:margin-bottom="0in" style:contextual-spacing="false" fo:line-height="100%" fo:text-indent="0in" style:auto-text-indent="false"/>
      <style:text-properties style:font-name="Arial" fo:font-size="12pt" fo:font-weight="normal" officeooo:rsid="006ae93e" officeooo:paragraph-rsid="00657389" style:font-size-asian="12pt" style:font-weight-asian="normal" style:font-size-complex="12pt" style:font-weight-complex="normal"/>
    </style:style>
    <style:style style:name="P47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in" fo:margin-bottom="0in" style:contextual-spacing="true" fo:line-height="100%"/>
      <style:text-properties style:font-name="Arial" fo:font-size="12pt" fo:font-weight="bold" style:font-size-asian="12pt" style:font-weight-asian="bold" style:font-size-complex="12pt"/>
    </style:style>
    <style:style style:name="P49" style:family="paragraph" style:parent-style-name="List_20_Paragraph">
      <style:paragraph-properties fo:margin-left="0.45in" fo:margin-right="0in" fo:margin-top="0in" fo:margin-bottom="0in" style:contextual-spacing="false" fo:line-height="100%" fo:text-align="start" style:justify-single-word="false" fo:text-indent="-0.25in" style:auto-text-indent="false"/>
      <style:text-properties style:font-name="Arial" fo:font-size="14pt" style:text-underline-style="solid" style:text-underline-width="auto" style:text-underline-color="font-color" fo:font-weight="bold" officeooo:rsid="00301d99" officeooo:paragraph-rsid="00370344" style:font-size-asian="14pt" style:font-weight-asian="bold" style:font-size-complex="14pt" style:font-weight-complex="bold"/>
    </style:style>
    <style:style style:name="P50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" fo:font-size="14pt" style:text-underline-style="solid" style:text-underline-width="auto" style:text-underline-color="font-color" fo:font-weight="bold" officeooo:rsid="00301d99" officeooo:paragraph-rsid="00301d99" style:font-size-asian="14pt" style:font-weight-asian="bold" style:font-size-complex="14pt" style:font-weight-complex="bold"/>
    </style:style>
    <style:style style:name="P51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" fo:font-size="14pt" style:text-underline-style="solid" style:text-underline-width="auto" style:text-underline-color="font-color" fo:font-weight="bold" officeooo:rsid="00301d99" officeooo:paragraph-rsid="00360734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/>
      <style:text-properties style:font-name="Arial" fo:font-size="14pt" style:text-underline-style="solid" style:text-underline-width="auto" style:text-underline-color="font-color" fo:font-weight="bold" officeooo:rsid="00301d99" officeooo:paragraph-rsid="00301d99" style:font-size-asian="14pt" style:font-weight-asian="bold" style:font-size-complex="14pt"/>
    </style:style>
    <style:style style:name="P53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301d99" officeooo:paragraph-rsid="00301d99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style:font-name="Arial" fo:font-size="14pt" officeooo:rsid="00301d99" officeooo:paragraph-rsid="00301d99" style:font-size-asian="14pt" style:font-size-complex="14pt"/>
    </style:style>
    <style:style style:name="P55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officeooo:paragraph-rsid="005a570d"/>
    </style:style>
    <style:style style:name="P56" style:family="paragraph" style:parent-style-name="Standard">
      <style:paragraph-properties fo:margin-left="0.2in" fo:margin-right="0in" fo:margin-top="0in" fo:margin-bottom="0in" style:contextual-spacing="true" fo:line-height="100%" fo:text-indent="0in" style:auto-text-indent="false"/>
      <style:text-properties style:font-name="Arial"/>
    </style:style>
    <style:style style:name="P57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style:font-name="Arial" officeooo:rsid="009fefac" officeooo:paragraph-rsid="006cc991"/>
    </style:style>
    <style:style style:name="P58" style:family="paragraph" style:parent-style-name="List_20_Paragraph">
      <style:paragraph-properties fo:margin-left="0.45in" fo:margin-right="0in" fo:margin-top="0in" fo:margin-bottom="0in" style:contextual-spacing="false" fo:line-height="100%" fo:text-align="start" style:justify-single-word="false" fo:text-indent="-0.25in" style:auto-text-indent="false"/>
      <style:text-properties officeooo:paragraph-rsid="0028a320"/>
    </style:style>
    <style:style style:name="P59" style:family="paragraph" style:parent-style-name="List_20_Paragraph">
      <style:paragraph-properties fo:margin-left="0.45in" fo:margin-right="0in" fo:margin-top="0in" fo:margin-bottom="0in" style:contextual-spacing="false" fo:line-height="100%" fo:text-align="start" style:justify-single-word="false" fo:text-indent="-0.25in" style:auto-text-indent="false"/>
      <style:text-properties officeooo:paragraph-rsid="001fa001"/>
    </style:style>
    <style:style style:name="P60" style:family="paragraph" style:parent-style-name="List_20_Paragraph">
      <style:paragraph-properties fo:margin-left="0.45in" fo:margin-right="0in" fo:margin-top="0in" fo:margin-bottom="0in" style:contextual-spacing="false" fo:line-height="100%" fo:text-align="start" style:justify-single-word="false" fo:text-indent="-0.25in" style:auto-text-indent="false"/>
      <style:text-properties officeooo:paragraph-rsid="00236c73"/>
    </style:style>
    <style:style style:name="P61" style:family="paragraph" style:parent-style-name="List_20_Paragraph">
      <style:paragraph-properties fo:margin-left="0.45in" fo:margin-right="0in" fo:margin-top="0in" fo:margin-bottom="0in" style:contextual-spacing="false" fo:line-height="100%" fo:text-align="start" style:justify-single-word="false" fo:text-indent="-0.25in" style:auto-text-indent="false"/>
      <style:text-properties officeooo:paragraph-rsid="0036bd20"/>
    </style:style>
    <style:style style:name="P62" style:family="paragraph" style:parent-style-name="List_20_Paragraph">
      <style:paragraph-properties fo:margin-left="0.45in" fo:margin-right="0in" fo:margin-top="0in" fo:margin-bottom="0in" style:contextual-spacing="false" fo:line-height="100%" fo:text-align="start" style:justify-single-word="false" fo:text-indent="-0.25in" style:auto-text-indent="false"/>
      <style:text-properties officeooo:paragraph-rsid="0036e310"/>
    </style:style>
    <style:style style:name="P63" style:family="paragraph" style:parent-style-name="List_20_Paragraph">
      <style:paragraph-properties fo:margin-left="0.45in" fo:margin-right="0in" fo:margin-top="0in" fo:margin-bottom="0in" style:contextual-spacing="false" fo:line-height="100%" fo:text-align="start" style:justify-single-word="false" fo:text-indent="-0.25in" style:auto-text-indent="false"/>
      <style:text-properties officeooo:paragraph-rsid="0024af45"/>
    </style:style>
    <style:style style:name="P64" style:family="paragraph" style:parent-style-name="List_20_Paragraph">
      <style:paragraph-properties fo:margin-left="0.45in" fo:margin-right="0in" fo:margin-top="0in" fo:margin-bottom="0in" style:contextual-spacing="false" fo:line-height="100%" fo:text-align="start" style:justify-single-word="false" fo:text-indent="-0.25in" style:auto-text-indent="false"/>
      <style:text-properties officeooo:paragraph-rsid="00370344"/>
    </style:style>
    <style:style style:name="P65" style:family="paragraph" style:parent-style-name="List_20_Paragraph">
      <style:paragraph-properties fo:margin-left="0.45in" fo:margin-right="0in" fo:margin-top="0in" fo:margin-bottom="0in" style:contextual-spacing="false" fo:line-height="100%" fo:text-align="start" style:justify-single-word="false" fo:text-indent="-0.25in" style:auto-text-indent="false"/>
      <style:text-properties officeooo:paragraph-rsid="0062ede4"/>
    </style:style>
    <style:style style:name="P66" style:family="paragraph" style:parent-style-name="List_20_Paragraph">
      <style:paragraph-properties fo:margin-left="0.45in" fo:margin-right="0in" fo:margin-top="0in" fo:margin-bottom="0in" style:contextual-spacing="false" fo:line-height="100%" fo:text-align="start" style:justify-single-word="false" fo:text-indent="-0.25in" style:auto-text-indent="false"/>
      <style:text-properties officeooo:paragraph-rsid="006e4f60"/>
    </style:style>
    <style:style style:name="P67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officeooo:paragraph-rsid="003e95a5"/>
    </style:style>
    <style:style style:name="P68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officeooo:paragraph-rsid="0039c3f3"/>
    </style:style>
    <style:style style:name="P69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officeooo:paragraph-rsid="0052a816"/>
    </style:style>
    <style:style style:name="P70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officeooo:paragraph-rsid="00571591"/>
    </style:style>
    <style:style style:name="P71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5da717"/>
    </style:style>
    <style:style style:name="P72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officeooo:paragraph-rsid="005f0617"/>
    </style:style>
    <style:style style:name="P73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officeooo:paragraph-rsid="00616179"/>
    </style:style>
    <style:style style:name="P74" style:family="paragraph" style:parent-style-name="List_20_Paragraph">
      <style:paragraph-properties fo:margin-left="0.2in" fo:margin-right="0in" fo:margin-top="0in" fo:margin-bottom="0in" style:contextual-spacing="false" fo:line-height="100%" fo:text-indent="0in" style:auto-text-indent="false"/>
      <style:text-properties officeooo:paragraph-rsid="0046bd15"/>
    </style:style>
    <style:style style:name="P75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officeooo:paragraph-rsid="006eb95f"/>
    </style:style>
    <style:style style:name="P76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fo:color="#000000" loext:opacity="100%" style:font-name="Arial" fo:font-size="12pt" officeooo:rsid="001fa001" officeooo:paragraph-rsid="005da717" style:font-size-asian="12pt" style:font-size-complex="12pt"/>
    </style:style>
    <style:style style:name="P77" style:family="paragraph" style:parent-style-name="Preformatted_20_Text">
      <style:paragraph-properties fo:margin-left="0.45in" fo:margin-right="0in" fo:margin-top="0in" fo:margin-bottom="0in" style:contextual-spacing="false" fo:line-height="100%" fo:text-indent="-0.25in" style:auto-text-indent="false"/>
      <style:text-properties fo:color="#000000" loext:opacity="100%" style:font-name="Arial" fo:font-size="12pt" officeooo:rsid="001fa001" officeooo:paragraph-rsid="006eb95f" style:font-size-asian="12pt" style:font-size-complex="12pt"/>
    </style:style>
    <style:style style:name="P78" style:family="paragraph" style:parent-style-name="List_20_Paragraph">
      <style:paragraph-properties fo:margin-left="0.45in" fo:margin-right="0in" fo:margin-top="0in" fo:margin-bottom="0in" style:contextual-spacing="false" fo:line-height="100%" fo:text-indent="-0.25in" style:auto-text-indent="false"/>
      <style:text-properties fo:color="#000000" loext:opacity="100%" style:font-name="Arial" fo:font-size="12pt" officeooo:rsid="00a58909" officeooo:paragraph-rsid="006eb95f" style:font-size-asian="12pt" style:font-size-complex="12pt"/>
    </style:style>
    <style:style style:name="P79" style:family="paragraph" style:parent-style-name="Preformatted_20_Text">
      <style:paragraph-properties fo:margin-left="0.45in" fo:margin-right="0in" fo:margin-top="0in" fo:margin-bottom="0in" style:contextual-spacing="false" fo:line-height="100%" fo:text-indent="-0.25in" style:auto-text-indent="false"/>
      <style:text-properties fo:color="#000000" loext:opacity="100%" officeooo:paragraph-rsid="006eb95f"/>
    </style:style>
    <style:style style:name="P80" style:family="paragraph" style:parent-style-name="Standard" style:master-page-name="First_20_Page">
      <style:paragraph-properties fo:margin-top="0in" fo:margin-bottom="0in" style:contextual-spacing="true" fo:line-height="100%" fo:text-align="center" style:justify-single-word="false" style:page-number="auto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8496b0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31e9ad" style:font-size-asian="12pt" style:font-size-complex="12pt"/>
    </style:style>
    <style:style style:name="T4" style:family="text">
      <style:text-properties fo:font-size="12pt" officeooo:rsid="00668234" style:font-size-asian="12pt" style:font-size-complex="12pt"/>
    </style:style>
    <style:style style:name="T5" style:family="text">
      <style:text-properties fo:font-size="12pt" officeooo:rsid="002b3c67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officeooo:rsid="003a612b" style:font-size-asian="12pt" style:font-style-asian="italic" style:font-size-complex="12pt" style:font-style-complex="italic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85065b" style:font-size-asian="12pt" style:font-style-asian="normal" style:font-size-complex="12pt" style:font-style-complex="normal"/>
    </style:style>
    <style:style style:name="T10" style:family="text">
      <style:text-properties officeooo:rsid="001ad334"/>
    </style:style>
    <style:style style:name="T11" style:family="text">
      <style:text-properties fo:font-weight="bold" officeooo:rsid="0039c3f3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4af45" style:font-style-asian="italic" style:font-style-complex="italic"/>
    </style:style>
    <style:style style:name="T14" style:family="text">
      <style:text-properties fo:font-style="italic" officeooo:rsid="00208519" style:font-style-asian="italic" style:font-style-complex="italic"/>
    </style:style>
    <style:style style:name="T15" style:family="text">
      <style:text-properties fo:font-style="italic" officeooo:rsid="0037e501" style:font-style-asian="italic" style:font-style-complex="italic"/>
    </style:style>
    <style:style style:name="T16" style:family="text">
      <style:text-properties fo:font-style="italic" officeooo:rsid="0039c0cc" style:font-style-asian="italic" style:font-style-complex="italic"/>
    </style:style>
    <style:style style:name="T17" style:family="text">
      <style:text-properties fo:font-style="italic" officeooo:rsid="0039c3f3" style:font-style-asian="italic" style:font-style-complex="italic"/>
    </style:style>
    <style:style style:name="T18" style:family="text">
      <style:text-properties fo:font-style="italic" officeooo:rsid="003a612b" style:font-style-asian="italic" style:font-style-complex="italic"/>
    </style:style>
    <style:style style:name="T19" style:family="text">
      <style:text-properties fo:font-style="italic" officeooo:rsid="0046ad52" style:font-style-asian="italic" style:font-style-complex="italic"/>
    </style:style>
    <style:style style:name="T20" style:family="text">
      <style:text-properties fo:font-style="italic" officeooo:rsid="00360734" style:font-style-asian="italic" style:font-style-complex="italic"/>
    </style:style>
    <style:style style:name="T21" style:family="text">
      <style:text-properties fo:font-style="italic" officeooo:rsid="0055f991" style:font-style-asian="italic" style:font-style-complex="italic"/>
    </style:style>
    <style:style style:name="T22" style:family="text">
      <style:text-properties fo:font-style="italic" officeooo:rsid="0085065b" style:font-style-asian="italic" style:font-style-complex="italic"/>
    </style:style>
    <style:style style:name="T23" style:family="text">
      <style:text-properties fo:font-style="italic" officeooo:rsid="007c1142" style:font-style-asian="italic" style:font-style-complex="italic"/>
    </style:style>
    <style:style style:name="T24" style:family="text">
      <style:text-properties style:text-position="super 58%"/>
    </style:style>
    <style:style style:name="T25" style:family="text">
      <style:text-properties officeooo:rsid="002b3c67"/>
    </style:style>
    <style:style style:name="T26" style:family="text">
      <style:text-properties officeooo:rsid="002b9526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39c3f3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411d75" style:font-weight-asian="bold" style:font-weight-complex="bold"/>
    </style:style>
    <style:style style:name="T30" style:family="text">
      <style:text-properties officeooo:rsid="00343d80"/>
    </style:style>
    <style:style style:name="T31" style:family="text">
      <style:text-properties officeooo:rsid="00348b04"/>
    </style:style>
    <style:style style:name="T32" style:family="text">
      <style:text-properties officeooo:rsid="003673dc"/>
    </style:style>
    <style:style style:name="T33" style:family="text">
      <style:text-properties officeooo:rsid="00208519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55f991" style:font-style-asian="normal" style:font-style-complex="normal"/>
    </style:style>
    <style:style style:name="T36" style:family="text">
      <style:text-properties fo:font-style="normal" officeooo:rsid="0062424a" style:font-style-asian="normal" style:font-style-complex="normal"/>
    </style:style>
    <style:style style:name="T37" style:family="text">
      <style:text-properties fo:font-style="normal" officeooo:rsid="00360734" style:font-style-asian="normal" style:font-style-complex="normal"/>
    </style:style>
    <style:style style:name="T38" style:family="text">
      <style:text-properties fo:font-style="normal" officeooo:rsid="00693a9c" style:font-style-asian="normal" style:font-style-complex="normal"/>
    </style:style>
    <style:style style:name="T39" style:family="text">
      <style:text-properties fo:font-style="normal" officeooo:rsid="0085065b" style:font-style-asian="normal" style:font-style-complex="normal"/>
    </style:style>
    <style:style style:name="T40" style:family="text">
      <style:text-properties fo:font-style="normal" officeooo:rsid="0039c3f3" style:font-style-asian="normal" style:font-style-complex="normal"/>
    </style:style>
    <style:style style:name="T41" style:family="text">
      <style:text-properties fo:font-style="normal" officeooo:rsid="00a58909" style:font-style-asian="normal" style:font-style-complex="normal"/>
    </style:style>
    <style:style style:name="T42" style:family="text">
      <style:text-properties officeooo:rsid="0039c0cc"/>
    </style:style>
    <style:style style:name="T43" style:family="text">
      <style:text-properties officeooo:rsid="0039c3f3"/>
    </style:style>
    <style:style style:name="T44" style:family="text">
      <style:text-properties officeooo:rsid="003a612b"/>
    </style:style>
    <style:style style:name="T45" style:family="text">
      <style:text-properties officeooo:rsid="003e00ea"/>
    </style:style>
    <style:style style:name="T46" style:family="text">
      <style:text-properties style:font-name="Arial" fo:font-size="12pt" fo:font-style="italic" officeooo:rsid="00208519" style:font-size-asian="12pt" style:font-style-asian="italic" style:font-size-complex="12pt" style:font-style-complex="italic"/>
    </style:style>
    <style:style style:name="T47" style:family="text">
      <style:text-properties style:font-name="Arial" fo:font-size="12pt" fo:font-style="italic" officeooo:rsid="0024af45" style:font-size-asian="12pt" style:font-style-asian="italic" style:font-size-complex="12pt" style:font-style-complex="italic"/>
    </style:style>
    <style:style style:name="T48" style:family="text">
      <style:text-properties style:font-name="Arial" fo:font-size="12pt" fo:font-style="italic" officeooo:rsid="001fa001" style:font-size-asian="12pt" style:font-style-asian="italic" style:font-size-complex="12pt" style:font-style-complex="italic"/>
    </style:style>
    <style:style style:name="T49" style:family="text">
      <style:text-properties style:font-name="Arial" fo:font-size="12pt" fo:font-style="italic" officeooo:rsid="00236c73" style:font-size-asian="12pt" style:font-style-asian="italic" style:font-size-complex="12pt" style:font-style-complex="italic"/>
    </style:style>
    <style:style style:name="T50" style:family="text">
      <style:text-properties style:font-name="Arial" fo:font-size="12pt" fo:font-style="italic" officeooo:rsid="0028a320" style:font-size-asian="12pt" style:font-style-asian="italic" style:font-size-complex="12pt" style:font-style-complex="italic"/>
    </style:style>
    <style:style style:name="T51" style:family="text">
      <style:text-properties style:font-name="Arial" fo:font-size="12pt" fo:font-style="italic" officeooo:rsid="00360734" style:font-size-asian="12pt" style:font-style-asian="italic" style:font-size-complex="12pt" style:font-style-complex="italic"/>
    </style:style>
    <style:style style:name="T52" style:family="text">
      <style:text-properties style:font-name="Arial" fo:font-size="12pt" fo:font-style="italic" officeooo:rsid="003a612b" style:font-size-asian="12pt" style:font-style-asian="italic" style:font-size-complex="12pt" style:font-style-complex="italic"/>
    </style:style>
    <style:style style:name="T53" style:family="text">
      <style:text-properties style:font-name="Arial" fo:font-size="12pt" fo:font-style="italic" officeooo:rsid="001810db" style:font-size-asian="12pt" style:font-style-asian="italic" style:font-name-complex="Arial" style:font-size-complex="12pt" style:font-style-complex="italic"/>
    </style:style>
    <style:style style:name="T54" style:family="text">
      <style:text-properties style:font-name="Arial" fo:font-size="12pt" fo:font-style="italic" style:text-underline-style="none" officeooo:rsid="0036e310" style:font-size-asian="12pt" style:font-style-asian="italic" style:font-size-complex="12pt" style:font-style-complex="italic"/>
    </style:style>
    <style:style style:name="T55" style:family="text">
      <style:text-properties style:font-name="Arial" fo:font-size="12pt" fo:font-style="italic" style:text-underline-style="none" officeooo:rsid="0036bd20" style:font-size-asian="12pt" style:font-style-asian="italic" style:font-size-complex="12pt" style:font-style-complex="italic"/>
    </style:style>
    <style:style style:name="T56" style:family="text">
      <style:text-properties style:font-name="Arial" fo:font-size="12pt" fo:font-style="italic" style:text-underline-style="none" fo:font-weight="normal" officeooo:rsid="0028a320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Arial" fo:font-size="12pt" fo:font-style="italic" style:text-underline-style="none" fo:font-weight="normal" officeooo:rsid="0059b134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font-name="Arial" fo:font-size="12pt" fo:font-style="italic" style:text-underline-style="none" fo:font-weight="normal" officeooo:rsid="004e4ed5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font-name="Arial" fo:font-size="12pt" fo:font-style="italic" fo:font-weight="normal" officeooo:rsid="005d3dfd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font-name="Arial" fo:font-size="12pt" fo:font-style="normal" officeooo:rsid="00208519" style:font-size-asian="12pt" style:font-style-asian="normal" style:font-size-complex="12pt" style:font-style-complex="normal"/>
    </style:style>
    <style:style style:name="T61" style:family="text">
      <style:text-properties style:font-name="Arial" fo:font-size="12pt" fo:font-style="normal" officeooo:rsid="003e95a5" style:font-size-asian="12pt" style:font-style-asian="normal" style:font-size-complex="12pt" style:font-style-complex="normal"/>
    </style:style>
    <style:style style:name="T62" style:family="text">
      <style:text-properties style:font-name="Arial" fo:font-size="12pt" fo:font-style="normal" officeooo:rsid="0043c2dd" style:font-size-asian="12pt" style:font-style-asian="normal" style:font-size-complex="12pt" style:font-style-complex="normal"/>
    </style:style>
    <style:style style:name="T63" style:family="text">
      <style:text-properties style:font-name="Arial" fo:font-size="12pt" fo:font-style="normal" officeooo:rsid="006ff9a1" style:font-size-asian="12pt" style:font-style-asian="normal" style:font-size-complex="12pt" style:font-style-complex="normal"/>
    </style:style>
    <style:style style:name="T64" style:family="text">
      <style:text-properties style:font-name="Arial" fo:font-size="12pt" fo:font-style="normal" officeooo:rsid="001810db" style:font-size-asian="12pt" style:font-style-asian="normal" style:font-name-complex="Arial" style:font-size-complex="12pt" style:font-style-complex="normal"/>
    </style:style>
    <style:style style:name="T65" style:family="text">
      <style:text-properties style:font-name="Arial" fo:font-size="12pt" fo:font-style="normal" fo:font-weight="normal" officeooo:rsid="0055f991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Arial" fo:font-size="12pt" style:text-underline-style="none" officeooo:rsid="00411d75" style:font-size-asian="12pt" style:font-size-complex="12pt"/>
    </style:style>
    <style:style style:name="T67" style:family="text">
      <style:text-properties style:font-name="Arial" fo:font-size="12pt" style:text-underline-style="none" officeooo:rsid="00370344" style:font-size-asian="12pt" style:font-size-complex="12pt"/>
    </style:style>
    <style:style style:name="T68" style:family="text">
      <style:text-properties style:font-name="Arial" fo:font-size="12pt" style:text-underline-style="none" officeooo:rsid="0024af45" style:font-size-asian="12pt" style:font-size-complex="12pt"/>
    </style:style>
    <style:style style:name="T69" style:family="text">
      <style:text-properties style:font-name="Arial" fo:font-size="12pt" style:text-underline-style="none" officeooo:rsid="0036e310" style:font-size-asian="12pt" style:font-size-complex="12pt"/>
    </style:style>
    <style:style style:name="T70" style:family="text">
      <style:text-properties style:font-name="Arial" fo:font-size="12pt" style:text-underline-style="none" officeooo:rsid="00208519" style:font-size-asian="12pt" style:font-size-complex="12pt"/>
    </style:style>
    <style:style style:name="T71" style:family="text">
      <style:text-properties style:font-name="Arial" fo:font-size="12pt" style:text-underline-style="none" officeooo:rsid="0036bd20" style:font-size-asian="12pt" style:font-size-complex="12pt"/>
    </style:style>
    <style:style style:name="T72" style:family="text">
      <style:text-properties style:font-name="Arial" fo:font-size="12pt" style:text-underline-style="none" officeooo:rsid="001fa001" style:font-size-asian="12pt" style:font-size-complex="12pt"/>
    </style:style>
    <style:style style:name="T73" style:family="text">
      <style:text-properties style:font-name="Arial" fo:font-size="12pt" style:text-underline-style="none" officeooo:rsid="00236c73" style:font-size-asian="12pt" style:font-size-complex="12pt"/>
    </style:style>
    <style:style style:name="T74" style:family="text">
      <style:text-properties style:font-name="Arial" fo:font-size="12pt" style:text-underline-style="none" officeooo:rsid="0028a320" style:font-size-asian="12pt" style:font-size-complex="12pt"/>
    </style:style>
    <style:style style:name="T75" style:family="text">
      <style:text-properties style:font-name="Arial" fo:font-size="12pt" style:text-underline-style="none" fo:font-weight="bold" officeooo:rsid="0036e310" style:font-size-asian="12pt" style:font-weight-asian="bold" style:font-size-complex="12pt" style:font-weight-complex="bold"/>
    </style:style>
    <style:style style:name="T76" style:family="text">
      <style:text-properties style:font-name="Arial" fo:font-size="12pt" style:text-underline-style="none" fo:font-weight="bold" officeooo:rsid="0036bd20" style:font-size-asian="12pt" style:font-weight-asian="bold" style:font-size-complex="12pt" style:font-weight-complex="bold"/>
    </style:style>
    <style:style style:name="T77" style:family="text">
      <style:text-properties style:font-name="Arial" fo:font-size="12pt" style:text-underline-style="none" fo:font-weight="normal" officeooo:rsid="00411d75" style:font-size-asian="12pt" style:font-weight-asian="normal" style:font-size-complex="12pt" style:font-weight-complex="normal"/>
    </style:style>
    <style:style style:name="T78" style:family="text">
      <style:text-properties style:font-name="Arial" fo:font-size="12pt" style:text-underline-style="none" fo:font-weight="normal" officeooo:rsid="0036e310" style:font-size-asian="12pt" style:font-weight-asian="normal" style:font-size-complex="12pt" style:font-weight-complex="normal"/>
    </style:style>
    <style:style style:name="T79" style:family="text">
      <style:text-properties style:font-name="Arial" fo:font-size="12pt" style:text-underline-style="none" fo:font-weight="normal" officeooo:rsid="0028a320" style:font-size-asian="12pt" style:font-weight-asian="normal" style:font-size-complex="12pt" style:font-weight-complex="normal"/>
    </style:style>
    <style:style style:name="T80" style:family="text">
      <style:text-properties style:font-name="Arial" fo:font-size="12pt" style:text-underline-style="none" fo:font-weight="normal" officeooo:rsid="0059b134" style:font-size-asian="12pt" style:font-weight-asian="normal" style:font-size-complex="12pt" style:font-weight-complex="normal"/>
    </style:style>
    <style:style style:name="T81" style:family="text">
      <style:text-properties style:font-name="Arial" fo:font-size="12pt" fo:font-weight="bold" officeooo:rsid="0024af45" style:font-size-asian="12pt" style:font-weight-asian="bold" style:font-size-complex="12pt" style:font-weight-complex="bold"/>
    </style:style>
    <style:style style:name="T82" style:family="text">
      <style:text-properties style:font-name="Arial" fo:font-size="12pt" fo:font-weight="bold" officeooo:rsid="00208519" style:font-size-asian="12pt" style:font-weight-asian="bold" style:font-size-complex="12pt" style:font-weight-complex="bold"/>
    </style:style>
    <style:style style:name="T83" style:family="text">
      <style:text-properties style:font-name="Arial" fo:font-size="12pt" fo:font-weight="bold" officeooo:rsid="001fa001" style:font-size-asian="12pt" style:font-weight-asian="bold" style:font-size-complex="12pt" style:font-weight-complex="bold"/>
    </style:style>
    <style:style style:name="T84" style:family="text">
      <style:text-properties style:font-name="Arial" fo:font-size="12pt" fo:font-weight="bold" officeooo:rsid="00236c73" style:font-size-asian="12pt" style:font-weight-asian="bold" style:font-size-complex="12pt" style:font-weight-complex="bold"/>
    </style:style>
    <style:style style:name="T85" style:family="text">
      <style:text-properties style:font-name="Arial" fo:font-size="12pt" fo:font-weight="bold" officeooo:rsid="0028a320" style:font-size-asian="12pt" style:font-weight-asian="bold" style:font-size-complex="12pt" style:font-weight-complex="bold"/>
    </style:style>
    <style:style style:name="T86" style:family="text">
      <style:text-properties style:font-name="Arial" fo:font-size="12pt" fo:font-weight="bold" officeooo:rsid="005d3dfd" style:font-size-asian="12pt" style:font-weight-asian="bold" style:font-size-complex="12pt" style:font-weight-complex="bold"/>
    </style:style>
    <style:style style:name="T87" style:family="text">
      <style:text-properties style:font-name="Arial" fo:font-size="12pt" officeooo:rsid="0024af45" style:font-size-asian="12pt" style:font-size-complex="12pt"/>
    </style:style>
    <style:style style:name="T88" style:family="text">
      <style:text-properties style:font-name="Arial" fo:font-size="12pt" officeooo:rsid="00208519" style:font-size-asian="12pt" style:font-size-complex="12pt"/>
    </style:style>
    <style:style style:name="T89" style:family="text">
      <style:text-properties style:font-name="Arial" fo:font-size="12pt" officeooo:rsid="00411d75" style:font-size-asian="12pt" style:font-size-complex="12pt"/>
    </style:style>
    <style:style style:name="T90" style:family="text">
      <style:text-properties style:font-name="Arial" fo:font-size="12pt" officeooo:rsid="0036bd20" style:font-size-asian="12pt" style:font-size-complex="12pt"/>
    </style:style>
    <style:style style:name="T91" style:family="text">
      <style:text-properties style:font-name="Arial" fo:font-size="12pt" officeooo:rsid="001fa001" style:font-size-asian="12pt" style:font-size-complex="12pt"/>
    </style:style>
    <style:style style:name="T92" style:family="text">
      <style:text-properties style:font-name="Arial" fo:font-size="12pt" officeooo:rsid="00236c73" style:font-size-asian="12pt" style:font-size-complex="12pt"/>
    </style:style>
    <style:style style:name="T93" style:family="text">
      <style:text-properties style:font-name="Arial" fo:font-size="12pt" officeooo:rsid="0028a320" style:font-size-asian="12pt" style:font-size-complex="12pt"/>
    </style:style>
    <style:style style:name="T94" style:family="text">
      <style:text-properties style:font-name="Arial" fo:font-size="12pt" officeooo:rsid="0029b0ec" style:font-size-asian="12pt" style:font-size-complex="12pt"/>
    </style:style>
    <style:style style:name="T95" style:family="text">
      <style:text-properties style:font-name="Arial" fo:font-size="12pt" officeooo:rsid="0052a816" style:font-size-asian="12pt" style:font-size-complex="12pt"/>
    </style:style>
    <style:style style:name="T96" style:family="text">
      <style:text-properties style:font-name="Arial" fo:font-size="12pt" officeooo:rsid="0053968b" style:font-size-asian="12pt" style:font-size-complex="12pt"/>
    </style:style>
    <style:style style:name="T97" style:family="text">
      <style:text-properties style:font-name="Arial" fo:font-size="12pt" officeooo:rsid="0054aeab" style:font-size-asian="12pt" style:font-size-complex="12pt"/>
    </style:style>
    <style:style style:name="T98" style:family="text">
      <style:text-properties style:font-name="Arial" fo:font-size="12pt" officeooo:rsid="0021b2d2" style:font-size-asian="12pt" style:font-size-complex="12pt"/>
    </style:style>
    <style:style style:name="T99" style:family="text">
      <style:text-properties style:font-name="Arial" fo:font-size="12pt" officeooo:rsid="00a58909" style:font-size-asian="12pt" style:font-size-complex="12pt"/>
    </style:style>
    <style:style style:name="T100" style:family="text">
      <style:text-properties style:font-name="Arial" fo:font-size="12pt" officeooo:rsid="00ae90eb" style:font-size-asian="12pt" style:font-size-complex="12pt"/>
    </style:style>
    <style:style style:name="T101" style:family="text">
      <style:text-properties style:font-name="Arial" fo:font-size="12pt" style:text-underline-style="solid" style:text-underline-width="auto" style:text-underline-color="font-color" officeooo:rsid="0024af45" style:font-size-asian="12pt" style:font-size-complex="12pt"/>
    </style:style>
    <style:style style:name="T102" style:family="text">
      <style:text-properties style:font-name="Arial" fo:font-size="12pt" style:text-underline-style="solid" style:text-underline-width="auto" style:text-underline-color="font-color" officeooo:rsid="0036e310" style:font-size-asian="12pt" style:font-size-complex="12pt"/>
    </style:style>
    <style:style style:name="T103" style:family="text">
      <style:text-properties style:font-name="Arial" fo:font-size="12pt" style:text-underline-style="solid" style:text-underline-width="auto" style:text-underline-color="font-color" officeooo:rsid="00208519" style:font-size-asian="12pt" style:font-size-complex="12pt"/>
    </style:style>
    <style:style style:name="T104" style:family="text">
      <style:text-properties style:font-name="Arial" fo:font-size="12pt" style:text-underline-style="solid" style:text-underline-width="auto" style:text-underline-color="font-color" officeooo:rsid="0036bd20" style:font-size-asian="12pt" style:font-size-complex="12pt"/>
    </style:style>
    <style:style style:name="T105" style:family="text">
      <style:text-properties style:font-name="Arial" fo:font-size="12pt" style:text-underline-style="solid" style:text-underline-width="auto" style:text-underline-color="font-color" officeooo:rsid="001fa001" style:font-size-asian="12pt" style:font-size-complex="12pt"/>
    </style:style>
    <style:style style:name="T106" style:family="text">
      <style:text-properties style:font-name="Arial" fo:font-size="12pt" style:text-underline-style="solid" style:text-underline-width="auto" style:text-underline-color="font-color" officeooo:rsid="00236c73" style:font-size-asian="12pt" style:font-size-complex="12pt"/>
    </style:style>
    <style:style style:name="T107" style:family="text">
      <style:text-properties style:font-name="Arial" fo:font-size="12pt" style:text-underline-style="solid" style:text-underline-width="auto" style:text-underline-color="font-color" officeooo:rsid="0028a320" style:font-size-asian="12pt" style:font-size-complex="12pt"/>
    </style:style>
    <style:style style:name="T108" style:family="text">
      <style:text-properties style:font-name="Arial" fo:font-size="12pt" style:text-underline-style="solid" style:text-underline-width="auto" style:text-underline-color="font-color" fo:font-weight="bold" officeooo:rsid="0024af45" style:font-size-asian="12pt" style:font-weight-asian="bold" style:font-size-complex="12pt" style:font-weight-complex="bold"/>
    </style:style>
    <style:style style:name="T109" style:family="text">
      <style:text-properties style:font-name="Arial" fo:font-size="12pt" style:text-underline-style="solid" style:text-underline-width="auto" style:text-underline-color="font-color" fo:font-weight="bold" officeooo:rsid="0036e310" style:font-size-asian="12pt" style:font-weight-asian="bold" style:font-size-complex="12pt" style:font-weight-complex="bold"/>
    </style:style>
    <style:style style:name="T110" style:family="text">
      <style:text-properties style:font-name="Arial" fo:font-size="12pt" style:text-underline-style="solid" style:text-underline-width="auto" style:text-underline-color="font-color" fo:font-weight="bold" officeooo:rsid="00208519" style:font-size-asian="12pt" style:font-weight-asian="bold" style:font-size-complex="12pt" style:font-weight-complex="bold"/>
    </style:style>
    <style:style style:name="T111" style:family="text">
      <style:text-properties style:font-name="Arial" fo:font-size="12pt" style:text-underline-style="solid" style:text-underline-width="auto" style:text-underline-color="font-color" fo:font-weight="bold" officeooo:rsid="0036bd20" style:font-size-asian="12pt" style:font-weight-asian="bold" style:font-size-complex="12pt" style:font-weight-complex="bold"/>
    </style:style>
    <style:style style:name="T112" style:family="text">
      <style:text-properties style:font-name="Arial" fo:font-size="12pt" style:text-underline-style="solid" style:text-underline-width="auto" style:text-underline-color="font-color" fo:font-weight="bold" officeooo:rsid="001fa001" style:font-size-asian="12pt" style:font-weight-asian="bold" style:font-size-complex="12pt" style:font-weight-complex="bold"/>
    </style:style>
    <style:style style:name="T113" style:family="text">
      <style:text-properties style:font-name="Arial" fo:font-size="12pt" style:text-underline-style="solid" style:text-underline-width="auto" style:text-underline-color="font-color" fo:font-weight="bold" officeooo:rsid="00236c73" style:font-size-asian="12pt" style:font-weight-asian="bold" style:font-size-complex="12pt" style:font-weight-complex="bold"/>
    </style:style>
    <style:style style:name="T114" style:family="text">
      <style:text-properties style:font-name="Arial" fo:font-size="12pt" style:text-underline-style="solid" style:text-underline-width="auto" style:text-underline-color="font-color" fo:font-weight="bold" officeooo:rsid="0028a320" style:font-size-asian="12pt" style:font-weight-asian="bold" style:font-size-complex="12pt" style:font-weight-complex="bold"/>
    </style:style>
    <style:style style:name="T115" style:family="text">
      <style:text-properties style:font-name="Arial" fo:font-size="12pt" style:text-underline-style="solid" style:text-underline-width="auto" style:text-underline-color="font-color" fo:font-weight="bold" officeooo:rsid="0059b134" style:font-size-asian="12pt" style:font-weight-asian="bold" style:font-size-complex="12pt" style:font-weight-complex="bold"/>
    </style:style>
    <style:style style:name="T116" style:family="text">
      <style:text-properties style:font-name="Arial" fo:font-size="12pt" style:text-underline-style="solid" style:text-underline-width="auto" style:text-underline-color="font-color" fo:font-weight="normal" officeooo:rsid="0059b134" style:font-size-asian="12pt" style:font-weight-asian="normal" style:font-size-complex="12pt" style:font-weight-complex="normal"/>
    </style:style>
    <style:style style:name="T117" style:family="text">
      <style:text-properties style:font-name="Arial" fo:font-size="12pt" style:text-underline-style="solid" style:text-underline-width="auto" style:text-underline-color="font-color" fo:font-weight="normal" officeooo:rsid="0085065b" style:font-size-asian="12pt" style:font-weight-asian="normal" style:font-size-complex="12pt" style:font-weight-complex="normal"/>
    </style:style>
    <style:style style:name="T118" style:family="text">
      <style:text-properties style:font-name="Arial" fo:font-size="12pt" style:text-underline-style="solid" style:text-underline-width="auto" style:text-underline-color="font-color" fo:font-weight="normal" officeooo:rsid="008a9633" style:font-size-asian="12pt" style:font-weight-asian="normal" style:font-size-complex="12pt" style:font-weight-complex="normal"/>
    </style:style>
    <style:style style:name="T119" style:family="text">
      <style:text-properties style:font-name="Arial" fo:font-size="12pt" fo:font-weight="normal" officeooo:rsid="00411d75" style:font-size-asian="12pt" style:font-weight-asian="normal" style:font-size-complex="12pt" style:font-weight-complex="normal"/>
    </style:style>
    <style:style style:name="T120" style:family="text">
      <style:text-properties style:font-name="Arial" fo:font-size="12pt" fo:font-weight="normal" officeooo:rsid="0036e310" style:font-size-asian="12pt" style:font-weight-asian="normal" style:font-size-complex="12pt" style:font-weight-complex="normal"/>
    </style:style>
    <style:style style:name="T121" style:family="text">
      <style:text-properties style:font-name="Arial" fo:font-size="12pt" fo:font-weight="normal" officeooo:rsid="0036bd20" style:font-size-asian="12pt" style:font-weight-asian="normal" style:font-size-complex="12pt" style:font-weight-complex="normal"/>
    </style:style>
    <style:style style:name="T122" style:family="text">
      <style:text-properties style:font-name="Arial" fo:font-size="12pt" fo:font-weight="normal" officeooo:rsid="0028a320" style:font-size-asian="12pt" style:font-weight-asian="normal" style:font-size-complex="12pt" style:font-weight-complex="normal"/>
    </style:style>
    <style:style style:name="T123" style:family="text">
      <style:text-properties style:font-name="Arial" fo:font-size="12pt" fo:font-weight="normal" officeooo:rsid="001ad334" style:font-size-asian="12pt" style:font-weight-asian="normal" style:font-size-complex="12pt" style:font-weight-complex="normal"/>
    </style:style>
    <style:style style:name="T124" style:family="text">
      <style:text-properties style:font-name="Arial" fo:font-size="12pt" fo:font-weight="normal" officeooo:rsid="002b9526" style:font-size-asian="12pt" style:font-weight-asian="normal" style:font-size-complex="12pt" style:font-weight-complex="normal"/>
    </style:style>
    <style:style style:name="T125" style:family="text">
      <style:text-properties style:font-name="Arial" fo:font-size="12pt" fo:font-weight="normal" officeooo:rsid="00486127" style:font-size-asian="12pt" style:font-weight-asian="normal" style:font-size-complex="12pt" style:font-weight-complex="normal"/>
    </style:style>
    <style:style style:name="T126" style:family="text">
      <style:text-properties style:font-name="Arial" fo:font-size="12pt" fo:font-weight="normal" officeooo:rsid="00486cea" style:font-size-asian="12pt" style:font-weight-asian="normal" style:font-size-complex="12pt" style:font-weight-complex="normal"/>
    </style:style>
    <style:style style:name="T127" style:family="text">
      <style:text-properties style:font-name="Arial" fo:font-size="12pt" fo:font-weight="normal" officeooo:rsid="005d3dfd" style:font-size-asian="12pt" style:font-weight-asian="normal" style:font-size-complex="12pt" style:font-weight-complex="normal"/>
    </style:style>
    <style:style style:name="T128" style:family="text">
      <style:text-properties style:font-name="Arial" fo:font-size="12pt" fo:font-weight="normal" officeooo:rsid="0062ede4" style:font-size-asian="12pt" style:font-weight-asian="normal" style:font-size-complex="12pt" style:font-weight-complex="normal"/>
    </style:style>
    <style:style style:name="T129" style:family="text">
      <style:text-properties style:font-name="Arial" fo:font-size="12pt" fo:font-weight="normal" officeooo:rsid="006aa206" style:font-size-asian="12pt" style:font-weight-asian="normal" style:font-size-complex="12pt" style:font-weight-complex="normal"/>
    </style:style>
    <style:style style:name="T130" style:family="text">
      <style:text-properties style:font-name="Arial" fo:font-size="12pt" fo:font-weight="normal" officeooo:rsid="008b221a" style:font-size-asian="12pt" style:font-weight-asian="normal" style:font-size-complex="12pt" style:font-weight-complex="normal"/>
    </style:style>
    <style:style style:name="T131" style:family="text">
      <style:text-properties style:font-name="Arial" fo:font-size="14pt" style:text-underline-style="solid" style:text-underline-width="auto" style:text-underline-color="font-color" fo:font-weight="bold" officeooo:rsid="007c1142" style:font-size-asian="14pt" style:font-weight-asian="bold" style:font-size-complex="14pt" style:font-weight-complex="bold"/>
    </style:style>
    <style:style style:name="T132" style:family="text">
      <style:text-properties style:font-name="Arial" fo:font-size="14pt" style:text-underline-style="solid" style:text-underline-width="auto" style:text-underline-color="font-color" fo:font-weight="bold" officeooo:rsid="00301d99" style:font-size-asian="14pt" style:font-weight-asian="bold" style:font-size-complex="14pt" style:font-weight-complex="bold"/>
    </style:style>
    <style:style style:name="T133" style:family="text">
      <style:text-properties officeooo:rsid="004147e3"/>
    </style:style>
    <style:style style:name="T134" style:family="text">
      <style:text-properties officeooo:rsid="0060b908"/>
    </style:style>
    <style:style style:name="T135" style:family="text">
      <style:text-properties officeooo:rsid="00665f69"/>
    </style:style>
    <style:style style:name="T136" style:family="text">
      <style:text-properties officeooo:rsid="007c1142"/>
    </style:style>
    <style:style style:name="T137" style:family="text">
      <style:text-properties fo:color="#000000" loext:opacity="100%"/>
    </style:style>
    <style:style style:name="T138" style:family="text">
      <style:text-properties fo:color="#000000" loext:opacity="100%" style:font-name="Arial" fo:font-size="12pt" style:font-size-asian="12pt" style:font-size-complex="12pt"/>
    </style:style>
    <style:style style:name="T139" style:family="text">
      <style:text-properties fo:color="#000000" loext:opacity="100%" style:font-name="Arial" fo:font-size="12pt" officeooo:rsid="00ae90eb" style:font-size-asian="12pt" style:font-size-complex="12pt"/>
    </style:style>
    <style:style style:name="T140" style:family="text">
      <style:text-properties fo:color="#000000" loext:opacity="100%" style:font-name="Arial" fo:font-size="12pt" officeooo:rsid="007d92c8" style:font-size-asian="12pt" style:font-size-complex="12pt"/>
    </style:style>
    <style:style style:name="T141" style:family="text">
      <style:text-properties fo:color="#000000" loext:opacity="100%" style:font-name="Arial" fo:font-size="12pt" officeooo:rsid="00a58909" style:font-size-asian="12pt" style:font-size-complex="12pt"/>
    </style:style>
    <style:style style:name="T142" style:family="text">
      <style:text-properties fo:color="#000000" loext:opacity="100%" style:font-name="Arial" fo:font-size="12pt" officeooo:rsid="00a84e6e" style:font-size-asian="12pt" style:font-size-complex="12pt"/>
    </style:style>
    <style:style style:name="T143" style:family="text">
      <style:text-properties fo:color="#000000" loext:opacity="100%" style:font-name="Arial" fo:font-size="12pt" officeooo:rsid="0096f9e6" style:font-size-asian="12pt" style:font-size-complex="12pt"/>
    </style:style>
    <style:style style:name="T144" style:family="text">
      <style:text-properties fo:color="#000000" loext:opacity="100%" style:font-name="Arial" fo:font-size="12pt" fo:font-style="italic" officeooo:rsid="003a612b" style:font-size-asian="12pt" style:font-style-asian="italic" style:font-size-complex="12pt" style:font-style-complex="italic"/>
    </style:style>
    <style:style style:name="T145" style:family="text">
      <style:text-properties fo:color="#000000" loext:opacity="100%" style:font-name="Arial" fo:font-size="12pt" fo:font-style="italic" officeooo:rsid="00a58909" style:font-size-asian="12pt" style:font-style-asian="italic" style:font-size-complex="12pt" style:font-style-complex="italic"/>
    </style:style>
    <style:style style:name="T146" style:family="text">
      <style:text-properties fo:color="#000000" loext:opacity="100%" style:font-name="Arial" fo:font-size="12pt" fo:font-style="italic" style:text-underline-style="none" fo:font-weight="normal" officeooo:rsid="005d3dfd" style:font-size-asian="12pt" style:font-style-asian="italic" style:font-weight-asian="normal" style:font-size-complex="12pt" style:font-style-complex="italic" style:font-weight-complex="normal"/>
    </style:style>
    <style:style style:name="T147" style:family="text">
      <style:text-properties fo:color="#000000" loext:opacity="100%" style:font-name="Arial" fo:font-size="12pt" fo:font-style="normal" officeooo:rsid="00770953" style:font-size-asian="12pt" style:font-style-asian="normal" style:font-size-complex="12pt" style:font-style-complex="normal"/>
    </style:style>
    <style:style style:name="T148" style:family="text">
      <style:text-properties fo:color="#000000" loext:opacity="100%" style:font-name="Arial" fo:font-size="12pt" fo:font-style="normal" officeooo:rsid="00208519" style:font-size-asian="12pt" style:font-style-asian="normal" style:font-size-complex="12pt" style:font-style-complex="normal"/>
    </style:style>
    <style:style style:name="T149" style:family="text">
      <style:text-properties fo:color="#000000" loext:opacity="100%" style:font-name="Arial" fo:font-size="12pt" fo:font-style="normal" style:text-underline-style="solid" style:text-underline-width="auto" style:text-underline-color="font-color" fo:font-weight="normal" officeooo:rsid="00ab7b41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color="#000000" loext:opacity="100%" style:font-name="Arial" fo:font-size="12pt" fo:font-style="normal" style:text-underline-style="solid" style:text-underline-width="auto" style:text-underline-color="font-color" fo:font-weight="bold" officeooo:rsid="00ab7b41" style:font-size-asian="12pt" style:font-style-asian="normal" style:font-weight-asian="bold" style:font-size-complex="12pt" style:font-style-complex="normal" style:font-weight-complex="bold"/>
    </style:style>
    <style:style style:name="T151" style:family="text">
      <style:text-properties fo:color="#000000" loext:opacity="100%" style:font-name="Arial" fo:font-size="12pt" fo:font-style="normal" style:text-underline-style="none" fo:font-weight="normal" officeooo:rsid="008b221a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color="#000000" loext:opacity="100%" style:font-name="Arial" fo:font-size="12pt" fo:font-weight="normal" officeooo:rsid="008b221a" style:font-size-asian="12pt" style:font-weight-asian="normal" style:font-size-complex="12pt" style:font-weight-complex="normal"/>
    </style:style>
    <style:style style:name="T153" style:family="text">
      <style:text-properties fo:color="#000000" loext:opacity="100%" style:font-name="Arial" fo:font-size="12pt" fo:font-weight="normal" officeooo:rsid="005d3dfd" style:font-size-asian="12pt" style:font-weight-asian="normal" style:font-size-complex="12pt" style:font-weight-complex="normal"/>
    </style:style>
    <style:style style:name="T154" style:family="text">
      <style:text-properties fo:color="#000000" loext:opacity="100%" style:font-name="Arial" fo:font-size="12pt" fo:font-weight="bold" officeooo:rsid="005d3dfd" style:font-size-asian="12pt" style:font-weight-asian="bold" style:font-size-complex="12pt" style:font-weight-complex="bold"/>
    </style:style>
    <style:style style:name="T155" style:family="text">
      <style:text-properties fo:color="#000000" loext:opacity="100%" officeooo:rsid="007d92c8"/>
    </style:style>
    <style:style style:name="T156" style:family="text">
      <style:text-properties fo:color="#000000" loext:opacity="100%" fo:font-style="italic" officeooo:rsid="007d92c8" style:font-style-asian="italic" style:font-style-complex="italic"/>
    </style:style>
    <style:style style:name="T157" style:family="text">
      <style:text-properties fo:color="#000000" loext:opacity="100%" officeooo:rsid="00a58909"/>
    </style:style>
    <style:style style:name="T158" style:family="text">
      <style:text-properties fo:color="#000000" loext:opacity="100%" officeooo:rsid="00ae90eb"/>
    </style:style>
    <style:style style:name="T159" style:family="text">
      <style:text-properties officeooo:rsid="007d92c8"/>
    </style:style>
    <style:style style:name="T160" style:family="text">
      <style:text-properties officeooo:rsid="0060bc21"/>
    </style:style>
    <style:style style:name="T161" style:family="text">
      <style:text-properties officeooo:rsid="00838286"/>
    </style:style>
    <style:style style:name="T162" style:family="text">
      <style:text-properties officeooo:rsid="006aa206"/>
    </style:style>
    <style:style style:name="T163" style:family="text">
      <style:text-properties officeooo:rsid="002f293d"/>
    </style:style>
    <style:style style:name="T164" style:family="text">
      <style:text-properties officeooo:rsid="00a58909"/>
    </style:style>
    <style:style style:name="T165" style:family="text">
      <style:text-properties officeooo:rsid="00ae90eb"/>
    </style:style>
    <style:style style:name="T166" style:family="text">
      <style:text-properties officeooo:rsid="00707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span text:style-name="T10">Curriculum Vitae : </text:span>Yun-Pil Shim, Ph.D.</text:p>
      <text:p text:style-name="P6">(Update: 0<text:span text:style-name="T166">1</text:span>/<text:span text:style-name="T166">12</text:span>/202<text:span text:style-name="T166">4</text:span>)</text:p>
      <text:p text:style-name="P5"/>
      <text:p text:style-name="P50">Contact Information <text:s text:c="86"/></text:p>
      <text:p text:style-name="P42">Name: <text:tab/>Yun-Pil Shim (심윤필)</text:p>
      <text:p text:style-name="P74"><text:span text:style-name="T125">A</text:span><text:span text:style-name="T123">ddress:<text:tab/></text:span><text:span text:style-name="T124">Department of Physics</text:span></text:p>
      <text:p text:style-name="P42"><text:s text:c="14"/><text:tab/><text:span text:style-name="T26">The University of Texas at El Paso</text:span></text:p>
      <text:p text:style-name="P42"><text:s text:c="14"/><text:tab/><text:span text:style-name="T26">500 W. University Ave.</text:span></text:p>
      <text:p text:style-name="P74"><text:span text:style-name="T123"><text:tab/> <text:s text:c="7"/><text:tab/></text:span><text:span text:style-name="T124">El Paso, TX 799</text:span><text:span text:style-name="T126">68</text:span><text:span text:style-name="T123">, <text:s/>USA</text:span></text:p>
      <text:p text:style-name="P45">Office: <text:tab/>PSCI Building 121A</text:p>
      <text:p text:style-name="P42">E-mail: <text:tab/><text:a xlink:type="simple" xlink:href="mailto:yshim@utep.edu" text:style-name="Internet_20_link" text:visited-style-name="Visited_20_Internet_20_Link"><text:span text:style-name="T31">yshim@utep.edu</text:span></text:a><text:span text:style-name="T31"> </text:span></text:p>
      <text:p text:style-name="P46">Phone:<text:tab/>+1-915-747-8355<text:span text:style-name="T10"> (office)</text:span></text:p>
      <text:p text:style-name="P41"/>
      <text:p text:style-name="P50">Education <text:s text:c="104"/></text:p>
      <text:p text:style-name="P11">The University of Texas at Austin <text:span text:style-name="T10">(USA)</text:span><text:tab/><text:tab/><text:tab/>Ph.D. in Physics (2006)</text:p>
      <text:p text:style-name="P56"><text:span text:style-name="T2">Seoul National University (</text:span><text:span text:style-name="T3">Rep. of</text:span><text:span text:style-name="T2"> Korea)<text:tab/><text:tab/><text:tab/></text:span><text:bookmark text:name="_GoBack"/><text:span text:style-name="T2">B.S. in Physics (2000)</text:span></text:p>
      <text:p text:style-name="P48"/>
      <text:p text:style-name="P52">Appointments <text:s text:c="95"/></text:p>
      <text:p text:style-name="P43">09/2020 ~ present<text:tab/>Assistant Professor</text:p>
      <text:p text:style-name="P43"><text:tab/><text:tab/><text:tab/> <text:s text:c="10"/><text:span text:style-name="T25">Department of Physics, The </text:span>University of <text:span text:style-name="T25">Texas at El Paso</text:span> </text:p>
      <text:p text:style-name="P43"><text:tab/><text:tab/><text:tab/><text:tab/><text:span text:style-name="T25">El Paso</text:span>, <text:span text:style-name="T25">TX</text:span>, USA </text:p>
      <text:p text:style-name="P44">03/2016 ~ <text:span text:style-name="T25">08/2020</text:span><text:tab/>Faculty Specialist</text:p>
      <text:p text:style-name="P43"><text:tab/><text:tab/><text:tab/> <text:s text:c="10"/><text:span text:style-name="T25">Department of Physics, </text:span>University of Maryland </text:p>
      <text:p text:style-name="P43"><text:tab/><text:tab/><text:tab/><text:tab/><text:span text:style-name="T163">&amp;</text:span> Laboratory for Physical Sciences</text:p>
      <text:p text:style-name="P44"><text:tab/><text:tab/><text:tab/><text:tab/>College Park, MD, USA </text:p>
      <text:p text:style-name="P44">11/2012 ~ 03/2016<text:tab/>Research Associate</text:p>
      <text:p text:style-name="P43"><text:tab/><text:tab/><text:tab/> <text:s text:c="10"/><text:span text:style-name="T25">Department of Physics, </text:span>University of Maryland </text:p>
      <text:p text:style-name="P43"><text:tab/><text:tab/><text:tab/><text:tab/><text:span text:style-name="T163">&amp; </text:span>Laboratory for Physical Sciences</text:p>
      <text:p text:style-name="P44"><text:tab/><text:tab/><text:tab/><text:tab/>College Park, MD, USA </text:p>
      <text:p text:style-name="P44">09/2009 ~ 11/2012<text:tab/>Research Associate</text:p>
      <text:p text:style-name="P44"><text:tab/><text:tab/><text:tab/> <text:s text:c="10"/><text:span text:style-name="T25">Department of Physics, </text:span>University of Wisconsin-Madison</text:p>
      <text:p text:style-name="P44"><text:tab/><text:tab/><text:tab/><text:tab/>Madison, WI, USA</text:p>
      <text:p text:style-name="P44">12/2006 ~ 09/2009<text:tab/>CIFAR-IMS Research Associate</text:p>
      <text:p text:style-name="P44"><text:tab/><text:tab/><text:tab/> <text:s text:c="10"/>National Research Council of Canada </text:p>
      <text:p text:style-name="P44"><text:tab/><text:tab/><text:tab/><text:tab/>Ottawa, ON, Canada</text:p>
      <text:p text:style-name="P47"/>
      <text:p text:style-name="P50">Professional Membership <text:s text:c="75"/></text:p>
      <text:p text:style-name="P7">American Physical Society <text:span text:style-name="T30">(APS)</text:span></text:p>
      <text:p text:style-name="P7">APS <text:span text:style-name="T10">Division of</text:span> Quantum Information <text:span text:style-name="T30">(DQI)</text:span></text:p>
      <text:p text:style-name="P13">Korean-American Scientists and Engineers Association (KSEA)</text:p>
      <text:p text:style-name="P9"/>
      <text:p text:style-name="P50">Professional Activities <text:s text:c="81"/></text:p>
      <text:p text:style-name="P55"><text:span text:style-name="T4">Journal Reviewer</text:span><text:span text:style-name="T5">:</text:span></text:p>
      <text:p text:style-name="P29"><text:tab/><text:span text:style-name="T135">Nature Journals, </text:span>Physical Review <text:span text:style-name="T135">Journals</text:span><text:span text:style-name="T45">, </text:span>Nano Letters, Solid State Communications, Journal of Physics: Condensed Matter, National Science Review, Physical Status Solidi B</text:p>
      <text:p text:style-name="P28">Grant Reviewer:</text:p>
      <text:p text:style-name="P3"><text:tab/>AFOSR, <text:span text:style-name="T162">NSERC</text:span></text:p>
      <text:p text:style-name="P50"><text:soft-page-break/>Main Research Areas <text:s text:c="84"/></text:p>
      <text:p text:style-name="P14">Theoretical/computational condensed matter physics</text:p>
      <text:p text:style-name="P14">Quantum information and computation in condensed matter systems</text:p>
      <text:p text:style-name="P69"><text:span text:style-name="T95">Quantum </text:span><text:span text:style-name="T96">a</text:span><text:span text:style-name="T95">lgorithms for Noisy Intermediate-Scale Quantum (NISQ) systems </text:span></text:p>
      <text:p text:style-name="P27"/>
      <text:p text:style-name="P27"/>
      <text:p text:style-name="P71"><text:span text:style-name="T131">Research Support / Funding</text:span><text:span text:style-name="T132"> <text:s text:c="84"/></text:span></text:p>
      <text:p text:style-name="P75"><text:span text:style-name="T99">4. <text:tab/></text:span><text:span text:style-name="T100">Project Title: </text:span><text:span text:style-name="T145">Additive Manufacuring for Directed Energy</text:span></text:p>
      <text:p text:style-name="P75"><text:span text:style-name="T99"><text:tab/></text:span><text:span text:style-name="T100">Pis: </text:span><text:span text:style-name="T141">Robert Roberts (PI), Yun-Pil Shim (</text:span><text:span text:style-name="T142">c</text:span><text:span text:style-name="T141">o-PI), Ahmed El-Gendy (co-PI), </text:span></text:p>
      <text:p text:style-name="P78"><text:tab/><text:tab/> <text:s text:c="5"/>Mark Pederson (co-PI), Raymond Rumpf (co-PI), Tunna Baruah (co-PI), </text:p>
      <text:p text:style-name="P78"><text:tab/><text:tab/> <text:s text:c="5"/>Jaesung Lee (co-PI) </text:p>
      <text:p text:style-name="P75"><text:span text:style-name="T141"><text:tab/></text:span><text:span text:style-name="T138">Sponsor: Air Force Office of Scientific Research (AFOSR)</text:span></text:p>
      <text:p text:style-name="P75"><text:span text:style-name="T99"><text:tab/></text:span><text:span text:style-name="T138">Project Period: 08/15/2023 - 08/14/2026</text:span></text:p>
      <text:p text:style-name="P75"><text:span text:style-name="T99"><text:tab/></text:span><text:span text:style-name="T138">Award Amount: Total </text:span><text:span text:style-name="T141">$1,</text:span><text:span text:style-name="T138">284,622 </text:span></text:p>
      <text:p text:style-name="P33"/>
      <text:p text:style-name="P75"><text:span text:style-name="T99">3. <text:s/></text:span><text:span text:style-name="T100">Project Title: </text:span><text:span text:style-name="T156">LEAPS-MPS: Multiqubit Entangling Gates for Solid-State Qubit Systems</text:span></text:p>
      <text:p text:style-name="P79"><text:span text:style-name="T91"><text:tab/></text:span><text:span text:style-name="T100">PI:</text:span><text:span text:style-name="T91"> </text:span>Yun-Pil Shim (PI)</text:p>
      <text:p text:style-name="P75"><text:span text:style-name="T140"><text:tab/></text:span><text:span text:style-name="T141">Sponsor: </text:span><text:span text:style-name="T137">National Science Foundation (NSF)</text:span></text:p>
      <text:p text:style-name="P75"><text:span text:style-name="T99"><text:tab/></text:span><text:span text:style-name="T137">Project Period: 08/01/2023 - 07/31/2025</text:span></text:p>
      <text:p text:style-name="P75"><text:span text:style-name="T99"><text:tab/></text:span><text:span text:style-name="T137">Award Amount: </text:span><text:span text:style-name="T157">$2</text:span><text:span text:style-name="T137">50,000 </text:span></text:p>
      <text:p text:style-name="P33"/>
      <text:p text:style-name="P12"><text:span text:style-name="T159">2. </text:span><text:span text:style-name="T164"><text:s/></text:span><text:span text:style-name="T165">Project Title: </text:span><text:span text:style-name="T156">Development of induced quantum dot spin qubits and superconducting qubits in semiconductors</text:span></text:p>
      <text:p text:style-name="P79"><text:span text:style-name="T91"><text:tab/></text:span><text:span text:style-name="T100">PI: </text:span>Yun-Pil Shim (PI)</text:p>
      <text:p text:style-name="P75"><text:span text:style-name="T138"><text:tab/></text:span><text:span text:style-name="T141">Sponsor: </text:span><text:span text:style-name="T157">Army Research Office (ARO) - LPS Qubit Collaboratory (LQC)</text:span></text:p>
      <text:p text:style-name="P75"><text:span text:style-name="T157"><text:tab/></text:span><text:span text:style-name="T139">P</text:span><text:span text:style-name="T138">roject Period: 01/25/2022 – 01/24/202</text:span><text:span text:style-name="T143">4</text:span></text:p>
      <text:p text:style-name="P75"><text:span text:style-name="T143"><text:tab/></text:span><text:span text:style-name="T139">A</text:span><text:span text:style-name="T140">ward Amount: $200,000 <text:s/></text:span></text:p>
      <text:p text:style-name="P77"/>
      <text:p text:style-name="P77"><text:span text:style-name="T136">1. </text:span><text:span text:style-name="T164"><text:s/></text:span><text:span text:style-name="T165">Project Title: </text:span><text:span text:style-name="T23">Multiqubit gates for creating highly entangled quantum states</text:span></text:p>
      <text:p text:style-name="P79"><text:span text:style-name="T91"><text:tab/></text:span><text:span text:style-name="T100">PI: Y</text:span>un-Pil Shim (PI)</text:p>
      <text:p text:style-name="P77"><text:span text:style-name="T23"><text:tab/></text:span><text:span text:style-name="T41">Sponsor: </text:span>University Research Institute Grant (internal)</text:p>
      <text:p text:style-name="P75"><text:span text:style-name="T91"><text:tab/></text:span><text:span text:style-name="T138">Project Period: 01/16/2022 - 08/31/2022 </text:span></text:p>
      <text:p text:style-name="P12"><text:span text:style-name="T137"><text:tab/></text:span><text:span text:style-name="T158">Award Amount: </text:span><text:span text:style-name="T155">$5,000 </text:span><text:span text:style-name="T158"><text:s/></text:span></text:p>
      <text:p text:style-name="P76"/>
      <text:p text:style-name="P76"/>
      <text:p text:style-name="P54"><text:span text:style-name="T29">Selected </text:span><text:span text:style-name="T27">Publications <text:s text:c="83"/></text:span></text:p>
      <text:p text:style-name="P66"><text:span text:style-name="T129">18</text:span><text:span text:style-name="T130">. </text:span><text:span text:style-name="T152">Omadillo Abdurazakov, Chunqiang Li, and </text:span><text:span text:style-name="T154">Yun-Pil Shim</text:span><text:span text:style-name="T153">, </text:span><text:span text:style-name="T146">Formation of dark excitons in monolayer transition metal dichalcogenides by a vortex beam: optical selection rules, </text:span><text:span text:style-name="T149">Physical Review B </text:span><text:span text:style-name="T150">108</text:span><text:span text:style-name="T149">, 125435 (2023)</text:span><text:span text:style-name="T151">.</text:span></text:p>
      <text:p text:style-name="P65"><text:span text:style-name="T128">17</text:span><text:span text:style-name="T127">. </text:span><text:span text:style-name="T86">Yun-Pil Shim</text:span><text:span text:style-name="T127">, </text:span><text:span text:style-name="T59">Pauli Spin Blockade in a Resonant Triple Quantum Dot Molecule</text:span><text:span text:style-name="T127">, </text:span><text:span text:style-name="T117">Journal of Applied Physics </text:span><text:span text:style-name="T118">132, 064402 </text:span><text:span text:style-name="T117">(</text:span><text:span text:style-name="T118">2022</text:span><text:span text:style-name="T117">).</text:span></text:p>
      <text:p text:style-name="P65"><text:span text:style-name="T119">16</text:span><text:span text:style-name="T121">. </text:span><text:span text:style-name="T122">Daniel L. Campbell, </text:span><text:span text:style-name="T85">Yun-Pil Shim</text:span><text:span text:style-name="T122">, Bharath Kannan, Roni Winik, David K. Kim, Alexander Melville, Bethany M. Niedzielski, Jonilyn L. Yoder, Charles Tahan, </text:span><text:soft-page-break/><text:span text:style-name="T122">Simon Gustavsson, and Will Oliver, </text:span><text:span text:style-name="T56">Universal </text:span><text:span text:style-name="T57">N</text:span><text:span text:style-name="T56">onadiabatic </text:span><text:span text:style-name="T57">C</text:span><text:span text:style-name="T56">ontrol of </text:span><text:span text:style-name="T57">S</text:span><text:span text:style-name="T56">mall-</text:span><text:span text:style-name="T58">G</text:span><text:span text:style-name="T56">ap </text:span><text:span text:style-name="T57">S</text:span><text:span text:style-name="T56">uperconducting </text:span><text:span text:style-name="T57">Q</text:span><text:span text:style-name="T56">ubits</text:span><text:span text:style-name="T79">, </text:span><text:span text:style-name="T116">Physical Review X </text:span><text:span text:style-name="T115">10</text:span><text:span text:style-name="T116">, 041051 (2020)</text:span><text:span text:style-name="T80">.</text:span><text:span text:style-name="T79"> </text:span></text:p>
      <text:p text:style-name="P58"><text:span text:style-name="T119">15</text:span><text:span text:style-name="T121">. </text:span><text:span text:style-name="T85">Yun-Pil Shim</text:span><text:span text:style-name="T93">, Rusko Ruskov, Hilary M. Hurst, and Char</text:span><text:span text:style-name="T94">l</text:span><text:span text:style-name="T93">es Tahan, </text:span><text:span text:style-name="T50">Induced quantum dot probe for material characterization</text:span><text:span text:style-name="T93">, </text:span><text:span text:style-name="T107">Applied Physics Letters </text:span><text:span text:style-name="T114">114</text:span><text:span text:style-name="T107">, 152105 (2019)</text:span><text:span text:style-name="T74">.</text:span></text:p>
      <text:p text:style-name="P59"><text:span text:style-name="T119">14</text:span><text:span text:style-name="T121">. </text:span><text:span text:style-name="T83">Yun-Pil Shim</text:span><text:span text:style-name="T91"> and Charles Tahan, </text:span><text:span text:style-name="T48">Barrier versus tilt exchange gate operations in spin-based quantum computing</text:span><text:span text:style-name="T91">, </text:span><text:span text:style-name="T105">Physical Review B </text:span><text:span text:style-name="T112">97</text:span><text:span text:style-name="T105">, 155402 (2018)</text:span><text:span text:style-name="T72">.</text:span></text:p>
      <text:p text:style-name="P59"><text:span text:style-name="T119">13</text:span><text:span text:style-name="T121">. </text:span><text:span text:style-name="T83">Yun-Pil Shim</text:span><text:span text:style-name="T91"> and Charles Tahan, </text:span><text:span text:style-name="T48">Charge-noise-insensitive gate operations for always-on exchange-only qubits</text:span><text:span text:style-name="T91">, </text:span><text:span text:style-name="T105">Physical Review B </text:span><text:span text:style-name="T112">93</text:span><text:span text:style-name="T105">, 121410(R) (2016)</text:span><text:span text:style-name="T72">.</text:span></text:p>
      <text:p text:style-name="P59"><text:span text:style-name="T119">12</text:span><text:span text:style-name="T121">. </text:span><text:span text:style-name="T83">Yun-Pil Shim</text:span><text:span text:style-name="T91"> and Charles Tahan, </text:span><text:span text:style-name="T48">Semiconductor-inspired design principles for superconducting quantum computing</text:span><text:span text:style-name="T91">, </text:span><text:span text:style-name="T105">Nature Communications </text:span><text:span text:style-name="T112">7</text:span><text:span text:style-name="T105">, 11059 (2016)</text:span><text:span text:style-name="T72">.</text:span></text:p>
      <text:p text:style-name="P60"><text:span text:style-name="T119">11</text:span><text:span text:style-name="T121">. </text:span><text:span text:style-name="T84">Yun-Pil Shim</text:span><text:span text:style-name="T92"> and Charles Tahan, </text:span><text:span text:style-name="T49">Superconducting-semiconductor quantum devices: from qubits to particle detectors</text:span><text:span text:style-name="T92">, </text:span><text:span text:style-name="T106">IEEE Journal of Selected Topics in Quantum Electronics </text:span><text:span text:style-name="T113">21</text:span><text:span text:style-name="T106">, 9100209 (2015)</text:span><text:span text:style-name="T73">.</text:span></text:p>
      <text:p text:style-name="P59"><text:span text:style-name="T119">10</text:span><text:span text:style-name="T121">. </text:span><text:span text:style-name="T83">Yun-Pil Shim</text:span><text:span text:style-name="T91"> and Charles Tahan, </text:span><text:span text:style-name="T48">Bottom-up superconducting and Josephson junction devices inside a group-IV semiconductor</text:span><text:span text:style-name="T91">, </text:span><text:span text:style-name="T105">Nature Communications </text:span><text:span text:style-name="T112">5</text:span><text:span text:style-name="T105">, 4225 (2014)</text:span><text:span text:style-name="T72">.</text:span></text:p>
      <text:p text:style-name="P61"><text:span text:style-name="T89">9</text:span><text:span text:style-name="T90">. </text:span><text:span text:style-name="T91">Chang-Yu Hsieh, </text:span><text:span text:style-name="T83">Yun-Pil Shim</text:span><text:span text:style-name="T91">, Marek Korkusinski, and Pawel Hawrylak, </text:span><text:span text:style-name="T48">Physics of lateral triple quantum dot molecules with controlled electron numbers,</text:span><text:span text:style-name="T91"> </text:span><text:span text:style-name="T105">Reports on <text:s/>Progress in Physics </text:span><text:span text:style-name="T112">75</text:span><text:span text:style-name="T105">, 114501 (2012)</text:span><text:span text:style-name="T72">.</text:span></text:p>
      <text:p text:style-name="P61"><text:span text:style-name="T66">8</text:span><text:span text:style-name="T71">. Zhan Shi, C. B. Simmons, J. R. Prance, John King Gamble, Teck Seng Koh, </text:span><text:span text:style-name="T76">Yun-Pil Shim</text:span><text:span text:style-name="T71">, Xuedong Hu, D. E. Savage, M. G. Lagally, M. A. Eriksson, Mark Friesen, and S. N. Coppersmith, </text:span><text:span text:style-name="T55">Fast Hybrid Silicon Double-Quantum-Dot Qubit,</text:span><text:span text:style-name="T71"> </text:span><text:span text:style-name="T104">Physical Review Letters </text:span><text:span text:style-name="T111">108</text:span><text:span text:style-name="T104">, 140503 (2012)</text:span><text:span text:style-name="T71">.</text:span></text:p>
      <text:p text:style-name="P62"><text:span text:style-name="T66">7</text:span><text:span text:style-name="T69">. </text:span><text:span text:style-name="T82">Yun-Pil Shim</text:span><text:span text:style-name="T88">, Sangchul Oh, Xuedong Hu, and Mark Friesen, </text:span><text:span text:style-name="T46">Controllable anisotropic <text:s/>exchange coupling between spin qubits in quantum dots</text:span><text:span text:style-name="T88">, </text:span><text:span text:style-name="T103">Physical Review Letters </text:span><text:span text:style-name="T110">106,</text:span><text:span text:style-name="T103"> 180503 (2011)</text:span><text:span text:style-name="T70">.</text:span></text:p>
      <text:p text:style-name="P62"><text:span text:style-name="T66">6</text:span><text:span text:style-name="T69">. </text:span><text:span text:style-name="T75">Y.-P. Shim</text:span><text:span text:style-name="T69">, A. Sharma, C.-Y. Hsieh, and P. Hawrylak, </text:span><text:span text:style-name="T54">Artificial Haldane gap material on a semiconductor chip</text:span><text:span text:style-name="T69">, </text:span><text:span text:style-name="T102">Solid State Communications </text:span><text:span text:style-name="T109">105</text:span><text:span text:style-name="T102">, 2065 (2010)</text:span><text:span text:style-name="T69">.</text:span></text:p>
      <text:p text:style-name="P62"><text:span text:style-name="T66">5</text:span><text:span text:style-name="T69">. </text:span><text:span text:style-name="T75">Y.-P. Shim</text:span><text:span text:style-name="T69">, F. Delgado, and P. Hawrylak, </text:span><text:span text:style-name="T54">Tunneling spectroscopy of spin-selective Aharonov-Bohm oscillations in lateral triple quantum dot molecules</text:span><text:span text:style-name="T69">, </text:span><text:span text:style-name="T102">Physical Review B </text:span><text:span text:style-name="T109">80</text:span><text:span text:style-name="T102">, 115305 (2009)</text:span><text:span text:style-name="T69">.</text:span></text:p>
      <text:p text:style-name="P63"><text:span text:style-name="T77">4</text:span><text:span text:style-name="T78">. </text:span><text:span text:style-name="T81">Y.-P. Shim</text:span><text:span text:style-name="T87"> and A. H. MacDonald, </text:span><text:span text:style-name="T47">Spin-orbit interactions in bilayer excitonic condensate ferromagnets</text:span><text:span text:style-name="T87">, </text:span><text:span text:style-name="T101">Physical Review B </text:span><text:span text:style-name="T108">79</text:span><text:span text:style-name="T101">, 235329 (2009)</text:span><text:span text:style-name="T68">.</text:span></text:p>
      <text:p text:style-name="P62"><text:span text:style-name="T66">3</text:span><text:span text:style-name="T69">. F. Delgado, </text:span><text:span text:style-name="T75">Y.-P. Shim</text:span><text:span text:style-name="T69">, M. Korkusinski, L. Gaudreau, S. A. Studenikin, A. S. Sachrajda, and P. Hawrylak, </text:span><text:span text:style-name="T54">Spin-selective Aharonov-Bohm oscillations in a lateral triple quantum dot</text:span><text:span text:style-name="T69">, </text:span><text:span text:style-name="T102">Physical Review Letters </text:span><text:span text:style-name="T109">101</text:span><text:span text:style-name="T102">, 226810 (2008)</text:span><text:span text:style-name="T69">.</text:span></text:p>
      <text:p text:style-name="P63"><text:span text:style-name="T119">2</text:span><text:span text:style-name="T120">. </text:span><text:span text:style-name="T81">Yun-Pil Shim</text:span><text:span text:style-name="T87"> and Pawel Hawrylak, </text:span><text:span text:style-name="T47">Gate-controlled spin-spin interactions in lateral quantum dot molecules</text:span><text:span text:style-name="T87">, </text:span><text:span text:style-name="T101">Physical Review B </text:span><text:span text:style-name="T108">78</text:span><text:span text:style-name="T101">, 165317 (2008)</text:span><text:span text:style-name="T68">.</text:span></text:p>
      <text:p text:style-name="P64"><text:span text:style-name="T66">1</text:span><text:span text:style-name="T67">. </text:span><text:span text:style-name="T81">Y.-P. Shim</text:span><text:span text:style-name="T87">, R. A. Duine, and A. H. MacDonald, </text:span><text:span text:style-name="T47">Fulde-Ferrell-Larkin-Ovchinnikov vortex lattice states in fermionic cold-atom systems</text:span><text:span text:style-name="T87">, </text:span><text:span text:style-name="T101">Physical Review A </text:span><text:span text:style-name="T108">74</text:span><text:span text:style-name="T101">, 053602 (2006)</text:span><text:span text:style-name="T68">.</text:span></text:p>
      <text:p text:style-name="P49"/>
      <text:p text:style-name="P51"/>
      <text:p text:style-name="P51"/>
      <text:p text:style-name="P51"><text:soft-page-break/>Patents <text:s text:c="107"/></text:p>
      <text:p text:style-name="P30"><text:span text:style-name="T36">3. </text:span><text:span text:style-name="T21">System for</text:span><text:span text:style-name="T35"> i</text:span><text:span text:style-name="T20">nduced quantum dots for material characterization and quantum computers</text:span><text:span text:style-name="T37">, Charles George Tahan, Rousko T. Hristov, Yun-Pil Shim, Hilary Hurst, US patent </text:span><text:span text:style-name="T35">11444184</text:span><text:span text:style-name="T38">B1</text:span><text:span text:style-name="T35"> (2022)</text:span></text:p>
      <text:p text:style-name="P23"><text:span text:style-name="T35">2. </text:span><text:span text:style-name="T12">Systems, methods, and devices for noise-insensitive qubit gate operations</text:span>,</text:p>
      <text:p text:style-name="P23"><text:tab/>Yun-Pil Shim and Charles George Tahan, US <text:span text:style-name="T134">P</text:span>atent <text:span text:style-name="T134">10755191 </text:span><text:span text:style-name="T32">(20</text:span><text:span text:style-name="T134">20</text:span><text:span text:style-name="T32">).</text:span></text:p>
      <text:p text:style-name="P70"><text:span text:style-name="T65">1. </text:span><text:span text:style-name="T46">Microwave-</text:span><text:span text:style-name="T51">f</text:span><text:span text:style-name="T46">ree </text:span><text:span text:style-name="T51">c</text:span><text:span text:style-name="T46">ontrol of a </text:span><text:span text:style-name="T51">s</text:span><text:span text:style-name="T46">uperconductor-based quantum computer</text:span><text:span text:style-name="T88">,</text:span></text:p>
      <text:p text:style-name="P70"><text:span text:style-name="T88"><text:tab/>Yun-Pil Shim and Charles George Tahan, US </text:span><text:span text:style-name="T97">P</text:span><text:span text:style-name="T88">atent 9996801 </text:span><text:span text:style-name="T98">(2018).</text:span></text:p>
      <text:p text:style-name="P24"/>
      <text:p text:style-name="P53"/>
      <text:p text:style-name="P53"/>
      <text:p text:style-name="P53"><text:span text:style-name="T133">Selected </text:span>Presentations <text:s text:c="80"/></text:p>
      <text:p text:style-name="P34"/>
      <text:p text:style-name="P38">Seminars/<text:span text:style-name="T160">Colloquia</text:span></text:p>
      <text:p text:style-name="P35"/>
      <text:p text:style-name="P31"><text:span text:style-name="T17">2</text:span><text:span text:style-name="T12">1. Semiconductor Quantum Dot Spin Qubits: Electron, Hole, and More, </text:span><text:span text:style-name="T34">Samsung Advanced Institute of Technology, July 04, 2023.</text:span></text:p>
      <text:p text:style-name="P31"><text:span text:style-name="T17">2</text:span><text:span text:style-name="T12">0. Quantum Computing and Quantum Technology, </text:span><text:span text:style-name="T34">Gachon University, Seongnam, Korea, June 29, 2023.</text:span></text:p>
      <text:p text:style-name="P31"><text:span text:style-name="T17">19. Principles of Quantum Computers, </text:span><text:span text:style-name="T40">Korea Institute for Advanced Study, Seoul, Korea, June 22, 2023.</text:span></text:p>
      <text:p text:style-name="P32"><text:span text:style-name="T17">1</text:span><text:span text:style-name="T12">8. Optimal Qubit and Quantum Gate Schemes for Semiconductor Spin Qubits,</text:span></text:p>
      <text:p text:style-name="P40"><text:tab/><text:span text:style-name="T161">(</text:span>Virtual) <text:span text:style-name="T161">Colloquium, </text:span>San Jose State University, San Jose, CA, USA, April 28, 2022.</text:p>
      <text:p text:style-name="P21"><text:span text:style-name="T17">17</text:span><text:span text:style-name="T12">. Encoded qubit approach to superconducting quantum computing,</text:span></text:p>
      <text:p text:style-name="P15"><text:span text:style-name="T12"><text:tab/></text:span><text:span text:style-name="T34">The University of Texas at El Paso, El Paso, TX, USA, January 27, 2020.</text:span></text:p>
      <text:p text:style-name="P15"><text:span text:style-name="T17">16</text:span><text:span text:style-name="T12">. Encoded qubit approach to superconducting quantum computing,</text:span></text:p>
      <text:p text:style-name="P15"><text:span text:style-name="T12"><text:tab/></text:span><text:span text:style-name="T34">University of Rhode Island, Kingston, RI, USA, January 22, 2020.</text:span></text:p>
      <text:p text:style-name="P15"><text:span text:style-name="T17">15</text:span><text:span text:style-name="T12">. Composite qubit approach to superconducting quantum computing,</text:span></text:p>
      <text:p text:style-name="P15"><text:span text:style-name="T12"><text:tab/></text:span><text:span text:style-name="T34">Korea Research Institute of Standards and Science (KRISS), Daejeon, South Korea, May 22, 2019.</text:span></text:p>
      <text:p text:style-name="P15"><text:span text:style-name="T17">14</text:span><text:span text:style-name="T12">. Composite qubit approach to superconducting quantum computing,</text:span></text:p>
      <text:p text:style-name="P15"><text:span text:style-name="T12"><text:tab/></text:span><text:span text:style-name="T34">Electronics and Telecommunications Research Institute (ETRI), Daejeon, South Korea, May 22, 2019.</text:span></text:p>
      <text:p text:style-name="P25"><text:span text:style-name="T17">13</text:span><text:span text:style-name="T12">. </text:span><text:span text:style-name="T14">Composite qubit approach to superconducting quantum computing</text:span><text:span text:style-name="T33">,</text:span></text:p>
      <text:p text:style-name="P15"><text:tab/>Colloquium, Binghamton University – The State University of New York, Binghamton, NY, USA, February 18, 2019.</text:p>
      <text:p text:style-name="P16"><text:span text:style-name="T12">1</text:span><text:span text:style-name="T17">2</text:span><text:span text:style-name="T12">. Semiconductor quantum dot spin qubits and mitigating charge noise on exchange interaction, </text:span><text:span text:style-name="T34">Korea Research Institute of Standards and Science (KRISS), Daejeon, South Korea, May 2, 2018.</text:span></text:p>
      <text:p text:style-name="P16"><text:span text:style-name="T12">1</text:span><text:span text:style-name="T17">1</text:span><text:span text:style-name="T12">. Semiconductor quantum dot spin qubits and mitigating charge noise on exchange interaction, </text:span><text:span text:style-name="T34">Center for Quantum Nano Science, Ewha Womans University, Seoul, South Korea, April 30, </text:span><text:span text:style-name="T12">2018.</text:span></text:p>
      <text:p text:style-name="P16"><text:soft-page-break/>1<text:span text:style-name="T43">0</text:span>. <text:span text:style-name="T12">Quantum Computing in Solid State Devices - Superconducting and semiconductor qubits</text:span>, Korea Research Institute of Standards and Science (KRISS), Daejeon, South Korea, May 24, 2017.</text:p>
      <text:p text:style-name="P25"><text:span text:style-name="T43">9</text:span>. <text:span text:style-name="T14">New designs for superconducting and semiconductor qubits by learning from each other</text:span><text:span text:style-name="T33">, LPS Seminar, Laboratory for Physical Sciences, College Park, MD, USA, April 27, 2016.</text:span></text:p>
      <text:p text:style-name="P26"><text:span text:style-name="T43">8</text:span>. <text:span text:style-name="T14">Superconducting semiconductors and their applications</text:span><text:span text:style-name="T33">,</text:span></text:p>
      <text:p text:style-name="P17"><text:tab/>Seminar, University of Ottawa, Ottawa, ON, Canada, November 19, 2014.</text:p>
      <text:p text:style-name="P26">7. <text:span text:style-name="T12">Superconducting and Josephson junction devices inside a Group-IV semiconductor</text:span>, LPS QC Seminar, Laboratory for Physical Sciences, College Park, MD, USA, November 1, 2013.</text:p>
      <text:p text:style-name="P26">6. <text:span text:style-name="T12">Quantum Computation on a Spin Chain</text:span>, Laboratory for Physical Sciences, College Park, MD, USA, July 23, 2012.</text:p>
      <text:p text:style-name="P26">5. <text:span text:style-name="T12">Engineering non-Heisenberg interactions between quantum dot spin qubits</text:span>, National Research Council of Canada, Ottawa, ON, Canada, August 05, 2010.</text:p>
      <text:p text:style-name="P26">4. <text:span text:style-name="T12">Electronic, spin, and transport properties of a triple quantum dot molecule</text:span>, Institute for Quantum Computing at University of Waterloo, Waterloo, ON, Canada, May 08, 2009.</text:p>
      <text:p text:style-name="P26">3. <text:span text:style-name="T12">Electronic, spin, and transport properties of a triple quantum dot molecule</text:span>, University of Wisconsin-Madison, Madison, WI, USA, May 06, 2009.</text:p>
      <text:p text:style-name="P16"><text:span text:style-name="T42">2</text:span>. <text:span text:style-name="T12">Ferromagnetic Excitonic Condensation</text:span>, National Research Council of Canada, Ottawa, ON, Canada, March 16, 2007.</text:p>
      <text:p text:style-name="P16"><text:span text:style-name="T42">1</text:span>. <text:span text:style-name="T12">Ferromagnetic Excitonic Condensation</text:span>, University of Oklahoma, Norman, OK, USA, July 21, 2006.</text:p>
      <text:p text:style-name="P8"/>
      <text:p text:style-name="P10"><text:s text:c="4"/><text:span text:style-name="T28">Lectures</text:span></text:p>
      <text:p text:style-name="P36"/>
      <text:p text:style-name="P57"><text:span text:style-name="T7">7. </text:span><text:span text:style-name="T6">Encoded qubit with spin qubits, </text:span><text:span text:style-name="T9">(virtual) lecture given at </text:span><text:span text:style-name="T8">LPS QD meeting, College Park, MD, USA, May 15, 2023.</text:span></text:p>
      <text:p text:style-name="P22"><text:span text:style-name="T18">6. </text:span><text:span text:style-name="T22">Quantum Mechanics and Quantum Computing, </text:span><text:span text:style-name="T39">(virtual) lecture given at Daegu Kyeongbuk Institute of Science and Technology (DGIST), Daegu, South Korea, June 07, 2022.</text:span></text:p>
      <text:p text:style-name="P22"><text:span text:style-name="T18">5</text:span><text:span text:style-name="T12">. </text:span><text:span text:style-name="T19">Lectures on</text:span><text:span text:style-name="T12"> Quantum Computation </text:span><text:span text:style-name="T19">and Superconducting Qubits</text:span><text:span text:style-name="T12">,</text:span></text:p>
      <text:p text:style-name="P68"><text:span text:style-name="T46"><text:tab/></text:span><text:span text:style-name="T60">(virtual) lectures given at Gwangju Institute of Science and Technology (GIST), Gwangju, South Korea, </text:span><text:span text:style-name="T62">August</text:span><text:span text:style-name="T60"> </text:span><text:span text:style-name="T62">10</text:span><text:span text:style-name="T60">-1</text:span><text:span text:style-name="T62">4</text:span><text:span text:style-name="T60">, 2020.</text:span></text:p>
      <text:p text:style-name="P18"><text:span text:style-name="T18">4</text:span><text:span text:style-name="T12">. Superconducting Qubit based Quantum Computing I &amp; II,</text:span></text:p>
      <text:p text:style-name="P18"><text:span text:style-name="T12"><text:tab/></text:span><text:span text:style-name="T34">lectures given at the 8th School of Mesoscopic Physics, Pohang, South Korea, May 24, 2019.</text:span></text:p>
      <text:p text:style-name="P18"><text:span text:style-name="T18">3</text:span><text:span text:style-name="T12">. Basic theory of quantum dot devices,</text:span></text:p>
      <text:p text:style-name="P18"><text:span text:style-name="T12"><text:tab/></text:span><text:span text:style-name="T34">lecture given at Seoul National University, Seoul, South Korea, May 31, 2017.</text:span></text:p>
      <text:p text:style-name="P18"><text:span text:style-name="T18">2</text:span><text:span text:style-name="T12">. Introduction to Quantum Computation,</text:span></text:p>
      <text:p text:style-name="P18"><text:span text:style-name="T12"><text:tab/></text:span><text:span text:style-name="T34">lecture given at Korea Research Institute of Standards and Science (KRISS), Daejeon, South Korea, May 29, 2017.</text:span></text:p>
      <text:p text:style-name="P18"><text:span text:style-name="T15">1. </text:span><text:span text:style-name="T12">Quantum dot basics, quantum manipulation and measurements in semiconductors</text:span>, Lectures given at the 6<text:span text:style-name="T24">th</text:span> School of Mesoscopic Physics, Pohang, South Korea, May 25, 2017.</text:p>
      <text:p text:style-name="P2"><text:soft-page-break/></text:p>
      <text:p text:style-name="P4"><text:span text:style-name="T11"><text:s text:c="4"/></text:span><text:span text:style-name="T28">Invited Conference presentations</text:span></text:p>
      <text:p text:style-name="P36"/>
      <text:p text:style-name="P73"><text:span text:style-name="T53">9. Creating Excitons with Structured Light in Transition Metal Dichalcogenides, </text:span><text:span text:style-name="T64">invited talk, QC2DM 2022, Ottawa, ON, Canada, May 27, 2022.</text:span></text:p>
      <text:p text:style-name="P73"><text:span text:style-name="T52">8. </text:span><text:span text:style-name="T144">Semiconductor quantum dot spin qubits and encoded qubits, </text:span><text:span text:style-name="T147">invited talk, ACS Spring Meeting, San Diego, CA, USA, March 23, 2022.</text:span></text:p>
      <text:p text:style-name="P72"><text:span text:style-name="T52">7. Efficient quantum circuit implementation on superconducting quantum computing devices, </text:span><text:span text:style-name="T63">in</text:span><text:span text:style-name="T60">vited talk, </text:span><text:span text:style-name="T148">KAIST SRC Winter Workshop (virtual), January 24, 2022.</text:span></text:p>
      <text:p text:style-name="P20"><text:span text:style-name="T18">6</text:span><text:span text:style-name="T12">. High fidelity encoded gate operations for composite superconducting qubit,</text:span></text:p>
      <text:p text:style-name="P67"><text:span text:style-name="T46"><text:tab/></text:span><text:span text:style-name="T60">invited talk, KPS Spring Meeting (virtual), July 1</text:span><text:span text:style-name="T61">4</text:span><text:span text:style-name="T60">, 2020.</text:span></text:p>
      <text:p text:style-name="P18"><text:span text:style-name="T18">5</text:span><text:span text:style-name="T12">. Composite qubit approach to superconducting quantum computing,</text:span></text:p>
      <text:p text:style-name="P19"><text:span text:style-name="T12"><text:tab/></text:span><text:span text:style-name="T34">invited talk, KSEA VWMRC 2020 (virtual), May 09, 2020.</text:span></text:p>
      <text:p text:style-name="P18"><text:span text:style-name="T18">4</text:span><text:span text:style-name="T15">. </text:span><text:span text:style-name="T12">Mitigating charge noise in excha</text:span><text:span text:style-name="T13">n</text:span><text:span text:style-name="T12">ge gate operations between spin qubits</text:span>, Invited talk, KPS Spring Meeting, Daejeon, South Korea, April, 26, 2018.</text:p>
      <text:p text:style-name="P18"><text:span text:style-name="T18">3</text:span><text:span text:style-name="T15">. </text:span><text:span text:style-name="T12">Semiconductor-inspired superconducting quantum computing</text:span>, Invited talk, APS March meeting, Baltimore, MD, USA, March 16, 2016.</text:p>
      <text:p text:style-name="P18"><text:span text:style-name="T44">2</text:span>. <text:span text:style-name="T12">Semiconductor-inspired superconducting quantum computing</text:span>,</text:p>
      <text:p text:style-name="P18"><text:tab/>invited talk, Joint AKPA-KPS session in APS March Meeting, Baltimore, MD, USA, March 13, 2016.</text:p>
      <text:p text:style-name="P18"><text:span text:style-name="T18">1</text:span><text:span text:style-name="T16">. </text:span><text:span text:style-name="T12">Bottom-up superconducting and Josephson junction devices and qubits inside a group-IV semiconductor</text:span>, Invited talk, APS March meeting, Denver, CO, USA, March 4, 2014.</text:p>
      <text:p text:style-name="P37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25in" fo:margin-left="0.7in"/>
        </style:list-level-properties>
        <style:text-properties fo:font-family="Wingdings" style:font-charset="x-symbol"/>
      </text:list-level-style-bullet>
      <text:list-level-style-bullet text:level="2" text:style-name="ListLabel_20_1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.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7in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.2in"/>
        </style:list-level-properties>
        <style:text-properties fo:font-family="Symbol" style:font-charset="x-symbol"/>
      </text:list-level-style-bullet>
      <text:list-level-style-bullet text:level="5" text:style-name="ListLabel_20_2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.2in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7in"/>
        </style:list-level-properties>
        <style:text-properties fo:font-family="Symbol" style:font-charset="x-symbol"/>
      </text:list-level-style-bullet>
      <text:list-level-style-bullet text:level="8" text:style-name="ListLabel_20_2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.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/>
      </style:paragraph-properties>
    </style:style>
    <style:style style:name="MT1" style:family="text">
      <style:text-properties fo:color="#8496b0" loext:opacity="100%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11in" fo:margin-left="0in" fo:margin-right="0in" fo:margin-bottom="0.6417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age </text:span><text:span text:style-name="MT1"><text:page-number text:select-page="current">6</text:page-number></text:span></text:p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pshim</meta:initial-creator>
    <meta:editing-cycles>94</meta:editing-cycles>
    <meta:print-date>2016-08-21T15:58:00</meta:print-date>
    <meta:creation-date>2016-08-19T21:05:00</meta:creation-date>
    <dc:date>2024-01-12T13:50:03.687262758</dc:date>
    <meta:editing-duration>PT5H20M4S</meta:editing-duration>
    <meta:generator>LibreOffice/7.3.7.2$Linux_X86_64 LibreOffice_project/30$Build-2</meta:generator>
    <meta:document-statistic meta:table-count="0" meta:image-count="0" meta:object-count="0" meta:page-count="6" meta:paragraph-count="149" meta:word-count="1687" meta:character-count="13042" meta:non-whitespace-character-count="103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